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color="#ff0000" fo:font-size="18pt"/>
    </style:style>
    <style:style style:name="P6" style:family="paragraph">
      <style:text-properties fo:font-size="18pt"/>
    </style:style>
    <style:style style:name="P7" style:family="paragraph">
      <style:text-properties style:use-window-font-color="true" fo:font-size="18pt"/>
    </style:style>
    <style:style style:name="T1" style:family="text">
      <style:text-properties style:font-name="Courier 10 Pitch1"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.5pt" style:font-size-asian="18.5pt" style:font-size-complex="18.5pt"/>
    </style:style>
    <style:style style:name="T5" style:family="text">
      <style:text-properties fo:font-size="12.6999998092651pt" style:font-size-asian="12.6999998092651pt" style:font-size-complex="12.6999998092651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ff0000" fo:font-size="18pt"/>
    </style:style>
    <style:style style:name="T8" style:family="text">
      <style:text-properties fo:font-size="18pt"/>
    </style:style>
    <style:style style:name="T9" style:family="text">
      <style:text-properties style:use-window-font-color="true" fo:font-size="18pt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SE 201 Fina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Kevin Dyer</text:p>
            <text:p>Conway Wong</text:p>
            <text:p>Winter 2015</text:p>
            <text:p/>
            <text:p>March 21, 201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eline Timing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Query 1 → Show the total sales (quantity sold and dollar value) for each customer (name)</text:p>
                <text:list>
                  <text:list-item>
                    <text:p>Duration: INF </text:p>
                  </text:list-item>
                </text:list>
              </text:list-item>
              <text:list-item>
                <text:p>Query 2 → Show the total sales for each state.</text:p>
                <text:list>
                  <text:list-item>
                    <text:p>Duration: 277263.316 ms</text:p>
                  </text:list-item>
                </text:list>
              </text:list-item>
              <text:list-item>
                <text:p>Query 3 →Show the total sales for each product, for a given customer. Order by dollar value. </text:p>
                <text:list>
                  <text:list-item>
                    <text:p>Duration: 95903.975 ms</text:p>
                  </text:list-item>
                </text:list>
              </text:list-item>
              <text:list-item>
                <text:p>Query 4 → Show the total sales for each product and customer. Order by dollar value.</text:p>
                <text:list>
                  <text:list-item>
                    <text:p>Duration: INF</text:p>
                  </text:list-item>
                </text:list>
              </text:list-item>
              <text:list-item>
                <text:p>Query 5 →Show the total sales for each product category and state.</text:p>
                <text:list>
                  <text:list-item>
                    <text:p>Duration: INF</text:p>
                  </text:list-item>
                </text:list>
              </text:list-item>
              <text:list-item>
                <text:p>Query 6 → Top 20 categories and customers</text:p>
                <text:list>
                  <text:list-item>
                    <text:p>Duration: INF</text:p>
                  </text:list-item>
                </text:list>
                <text:p/>
                <text:list>
                  <text:list-item>
                    <text:p>INF → Runtime greater than 30min and killed</text:p>
                  </text:list-item>
                  <text:list-item>
                    <text:p>No additional indexes added to tables</text:p>
                  </text:list-item>
                  <text:list-item>
                    <text:p>Each query was performed on the 70M row AWS instance and immediately after clearing the cache</text:p>
                    <text:p><text:span text:style-name="T1">&gt; sync; /etc/init.d/postgresql stop; echo 3 &gt; /proc/sys/vm/drop_caches; /etc/init.d/postgresql st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ries</text:p>
          </draw:text-box>
        </draw:frame>
        <draw:frame presentation:style-name="pr4" draw:layer="layout" svg:width="25.199cm" svg:height="14.898cm" svg:x="1.524cm" svg:y="4.914cm" presentation:class="outline" presentation:user-transformed="true">
          <draw:text-box>
            <text:list text:style-name="L2">
              <text:list-item>
                <text:p>Query 1:<text:line-break/><text:span text:style-name="T2">SELECT users.name as customer_name, sum(sales.quantity) as quantity_sold, sum(sales.price) as dollar_value</text:span></text:p>
                <text:p><text:span text:style-name="T2">FROM users, sales </text:span></text:p>
                <text:p><text:span text:style-name="T2">WHERE users.id = sales.uid</text:span></text:p>
                <text:p><text:span text:style-name="T2">GROUP BY users.name</text:span></text:p>
                <text:p><text:span text:style-name="T2"><text:s text:c="39"/></text:span><text:span text:style-name="T2">QUERY PLAN <text:s text:c="39"/></text:span></text:p>
                <text:p><text:span text:style-name="T2">-----------------------------------------------------------------------------------------</text:span></text:p>
                <text:p><text:span text:style-name="T2"><text:s/></text:span><text:span text:style-name="T2">GroupAggregate <text:s/>(cost=19900834.58..20671335.41 rows=7000000 width=20)</text:span></text:p>
                <text:p><text:span text:style-name="T2"><text:s text:c="3"/></text:span><text:span text:style-name="T2">-&gt; <text:s/>Sort <text:s/>(cost=19900834.58..20075959.79 rows=70050083 width=20)</text:span></text:p>
                <text:p><text:span text:style-name="T2"><text:s text:c="9"/></text:span><text:span text:style-name="T2">Sort Key: users.name</text:span></text:p>
                <text:p><text:span text:style-name="T2"><text:s text:c="9"/></text:span><text:span text:style-name="T2">-&gt; <text:s/>Hash Join <text:s/>(cost=236266.00..3589774.09 rows=70050083 width=20)</text:span></text:p>
                <text:p><text:span text:style-name="T2"><text:s text:c="15"/></text:span><text:span text:style-name="T2">Hash Cond: (sales.uid = users.id)</text:span></text:p>
                <text:p><text:span text:style-name="T2"><text:s text:c="15"/></text:span><text:span text:style-name="T2">-&gt; <text:s/>Seq Scan on sales <text:s/>(cost=0.00..1146679.83 rows=70050083 width=12)</text:span></text:p>
                <text:p><text:span text:style-name="T2"><text:s text:c="15"/></text:span><text:span text:style-name="T2">-&gt; <text:s/>Hash <text:s/>(cost=114586.00..114586.00 rows=7000000 width=16)</text:span></text:p>
                <text:p><text:span text:style-name="T2"><text:s text:c="21"/></text:span><text:span text:style-name="T2">-&gt; <text:s/>Seq Scan on users <text:s/>(cost=0.00..114586.00 rows=7000000 width=16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ries (cont)</text:p>
          </draw:text-box>
        </draw:frame>
        <draw:frame presentation:style-name="pr4" draw:layer="layout" svg:width="25.199cm" svg:height="14.898cm" svg:x="1.524cm" svg:y="4.914cm" presentation:class="outline" presentation:user-transformed="true">
          <draw:text-box>
            <text:list text:style-name="L2">
              <text:list-item>
                <text:p>Query 2:</text:p>
                <text:p><text:span text:style-name="T3">SELECT states.name as state_name, sum(sales.quantity) as quantity_sold, sum(sales.price) as dollar_value</text:span></text:p>
                <text:p><text:span text:style-name="T3">FROM sales, users, states</text:span></text:p>
                <text:p><text:span text:style-name="T3">WHERE sales.uid = users.id AND </text:span></text:p>
                <text:p><text:span text:style-name="T3">users.state = states.id</text:span></text:p>
                <text:p><text:span text:style-name="T3">GROUP BY states.name</text:span></text:p>
                <text:p text:style-name="P2"><text:span text:style-name="T3"/></text:p>
                <text:p text:style-name="P2"><text:span text:style-name="T3">QUERY PLAN <text:s text:c="64"/></text:span></text:p>
                <text:p><text:span text:style-name="T3">-------------------------------------------------------------------------------------------------------------------------------------------</text:span></text:p>
                <text:p><text:span text:style-name="T3"><text:s/></text:span><text:span text:style-name="T3">HashAggregate <text:s/>(cost=4252453.39..4252465.69 rows=1230 width=40) (actual time=277261.808..277261.826 rows=50 loops=1)</text:span></text:p>
                <text:p><text:span text:style-name="T3"><text:s text:c="3"/></text:span><text:span text:style-name="T3">-&gt; <text:s/>Hash Join <text:s/>(cost=353061.67..3727077.77 rows=70050083 width=40) (actual time=17469.026..223577.364 rows=70020000 loops=1)</text:span></text:p>
                <text:p><text:span text:style-name="T3"><text:s text:c="9"/></text:span><text:span text:style-name="T3">Hash Cond: (sales.uid = users.id)</text:span></text:p>
                <text:p><text:span text:style-name="T3"><text:s text:c="9"/></text:span><text:span text:style-name="T3">-&gt; <text:s/>Seq Scan on sales <text:s/>(cost=0.00..1146679.83 rows=70050083 width=12) (actual time=0.575..75453.385 rows=70020000 loops=1)</text:span></text:p>
                <text:p><text:span text:style-name="T3"><text:s text:c="9"/></text:span><text:span text:style-name="T3">-&gt; <text:s/>Hash <text:s/>(cost=210873.67..210873.67 rows=7000000 width=36) (actual time=17466.839..17466.839 rows=7000000 loops=1)</text:span></text:p>
                <text:p><text:span text:style-name="T3"><text:s text:c="15"/></text:span><text:span text:style-name="T3">-&gt; <text:s/>Hash Join <text:s/>(cost=37.67..210873.67 rows=7000000 width=36) (actual time=0.715..11957.881 rows=7000000 loops=1)</text:span></text:p>
                <text:p><text:span text:style-name="T3"><text:s text:c="21"/></text:span><text:span text:style-name="T3">Hash Cond: (users.state = states.id)</text:span></text:p>
                <text:p><text:span text:style-name="T3"><text:s text:c="21"/></text:span><text:span text:style-name="T3">-&gt; <text:s/>Seq Scan on users <text:s/>(cost=0.00..114586.00 rows=7000000 width=8) (actual time=0.003..4959.354 rows=7000000 loops=1)</text:span></text:p>
                <text:p><text:span text:style-name="T3"><text:s text:c="21"/></text:span><text:span text:style-name="T3">-&gt; <text:s/>Hash <text:s/>(cost=22.30..22.30 rows=1230 width=36) (actual time=0.700..0.700 rows=50 loops=1) <text:s text:c="2"/></text:span></text:p>
                <text:p><text:span text:style-name="T3"><text:s text:c="27"/></text:span><text:span text:style-name="T3">-&gt; <text:s/>Seq Scan on states <text:s/>(cost=0.00..22.30 rows=1230 width=36) (actual time=0.665..0.676 rows=50 loops=1)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ries (cont)</text:p>
          </draw:text-box>
        </draw:frame>
        <draw:frame presentation:style-name="pr4" draw:layer="layout" svg:width="25.199cm" svg:height="14.898cm" svg:x="1.524cm" svg:y="4.914cm" presentation:class="outline" presentation:user-transformed="true">
          <draw:text-box>
            <text:list text:style-name="L2">
              <text:list-item>
                <text:p>Query 3:</text:p>
                <text:p><text:span text:style-name="T3">SELECT products.sku as product_sku, sum(sales.quantity) as quantity_sold, sum(sales.price) as dollar_value</text:span></text:p>
                <text:p><text:span text:style-name="T3">FROM sales, products, users</text:span></text:p>
                <text:p><text:span text:style-name="T3">WHERE users.name = 'user_1001' AND </text:span></text:p>
                <text:p><text:span text:style-name="T3">sales.uid = users.id AND </text:span></text:p>
                <text:p><text:span text:style-name="T3">products.id = sales.pid</text:span></text:p>
                <text:p><text:span text:style-name="T3">GROUP BY products.sku</text:span></text:p>
                <text:p><text:span text:style-name="T3">ORDER BY dollar_value</text:span></text:p>
                <text:p><text:span text:style-name="T3"/></text:p>
                <text:p text:style-name="P2"><text:span text:style-name="T3"><text:s/></text:span><text:span text:style-name="T3">QUERY PLAN <text:s text:c="69"/></text:span></text:p>
                <text:p><text:span text:style-name="T3">-----------------------------------------------------------------------------------------------------------------------------------------------------</text:span></text:p>
                <text:p><text:span text:style-name="T3"><text:s/></text:span><text:span text:style-name="T3">Sort <text:s/>(cost=1409459.16..1409459.18 rows=10 width=18) (actual time=95903.556..95903.556 rows=6 loops=1)</text:span></text:p>
                <text:p><text:span text:style-name="T3"><text:s text:c="3"/></text:span><text:span text:style-name="T3">Sort Key: (sum(sales.price))</text:span></text:p>
                <text:p><text:span text:style-name="T3"><text:s text:c="3"/></text:span><text:span text:style-name="T3">Sort Method: quicksort <text:s/>Memory: 25kB</text:span></text:p>
                <text:p><text:span text:style-name="T3"><text:s text:c="3"/></text:span><text:span text:style-name="T3">-&gt; <text:s/>HashAggregate <text:s/>(cost=1409458.89..1409458.99 rows=10 width=18) (actual time=95903.518..95903.521 rows=6 loops=1)</text:span></text:p>
                <text:p><text:span text:style-name="T3"><text:s text:c="9"/></text:span><text:span text:style-name="T3">-&gt; <text:s/>Nested Loop <text:s/>(cost=10.16..1409458.82 rows=10 width=18) (actual time=1278.041..95903.456 rows=6 loops=1)</text:span></text:p>
                <text:p><text:span text:style-name="T3"><text:s text:c="15"/></text:span><text:span text:style-name="T3">-&gt; <text:s/>Hash Join <text:s/>(cost=10.16..1409377.90 rows=10 width=12) (actual time=1277.284..95895.274 rows=6 loops=1)</text:span></text:p>
                <text:p><text:span text:style-name="T3"><text:s text:c="21"/></text:span><text:span text:style-name="T3">Hash Cond: (sales.uid = users.id)</text:span></text:p>
                <text:p><text:span text:style-name="T3"><text:s text:c="21"/></text:span><text:span text:style-name="T3">-&gt; <text:s/>Seq Scan on sales <text:s/>(cost=0.00..1146679.83 rows=70050083 width=16) (actual time=0.716..76105.985 rows=70020000 loops=1)</text:span></text:p>
                <text:p><text:span text:style-name="T3"><text:s text:c="21"/></text:span><text:span text:style-name="T3">-&gt; <text:s/>Hash <text:s/>(cost=10.14..10.14 rows=1 width=4) (actual time=3.038..3.038 rows=1 loops=1)</text:span></text:p>
                <text:p><text:span text:style-name="T3"><text:s text:c="27"/></text:span><text:span text:style-name="T3">-&gt; <text:s/>Index Scan using users_name_key on users <text:s/>(cost=0.00..10.14 rows=1 width=4) (actual time=3.032..3.033 rows=1 loops=1)</text:span></text:p>
                <text:p><text:span text:style-name="T3"><text:s text:c="33"/></text:span><text:span text:style-name="T3">Index Cond: (name = 'user_1001'::text)</text:span></text:p>
                <text:p><text:span text:style-name="T3"><text:s text:c="15"/></text:span><text:span text:style-name="T3">-&gt; <text:s/>Index Scan using products_pkey on products <text:s/>(cost=0.00..8.08 rows=1 width=14) (actual time=1.354..1.355 rows=1 loops=6)</text:span></text:p>
                <text:p><text:span text:style-name="T3"><text:s text:c="21"/></text:span><text:span text:style-name="T3">Index Cond: (id = sales.pid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ries (cont)</text:p>
          </draw:text-box>
        </draw:frame>
        <draw:frame presentation:style-name="pr4" draw:layer="layout" svg:width="25.199cm" svg:height="16.002cm" svg:x="1.4cm" svg:y="4.064cm" presentation:class="outline" presentation:user-transformed="true">
          <draw:text-box>
            <text:list text:style-name="L2">
              <text:list-item>
                <text:p><text:span text:style-name="T4">Query 4:</text:span></text:p>
                <text:p><text:span text:style-name="T5">SELECT products.sku as product_sku, users.name as customer, sum(sales.quantity) as quantity_sold, sum(sales.price) as dollar_value</text:span></text:p>
                <text:p><text:span text:style-name="T5">FROM sales, products, users</text:span></text:p>
                <text:p><text:span text:style-name="T5">WHERE sales.uid = users.id AND </text:span></text:p>
                <text:p><text:span text:style-name="T5">products.id = sales.pid</text:span></text:p>
                <text:p><text:span text:style-name="T5">GROUP BY products.sku, users.name</text:span></text:p>
                <text:p><text:span text:style-name="T5">ORDER BY dollar_value</text:span></text:p>
                <text:p><text:span text:style-name="T5"/></text:p>
                <text:p text:style-name="P3"><text:span text:style-name="T5">QUERY PLAN <text:s text:c="45"/></text:span></text:p>
                <text:p><text:span text:style-name="T5">------------------------------------------------------------------------------------------------------</text:span></text:p>
                <text:p><text:span text:style-name="T5"><text:s/></text:span><text:span text:style-name="T5">Sort <text:s/>(cost=42169934.78..42345059.99 rows=70050083 width=30)</text:span></text:p>
                <text:p><text:span text:style-name="T5"><text:s text:c="3"/></text:span><text:span text:style-name="T5">Sort Key: (sum(sales.price))</text:span></text:p>
                <text:p><text:span text:style-name="T5"><text:s text:c="3"/></text:span><text:span text:style-name="T5">-&gt; <text:s/>GroupAggregate <text:s/>(cost=23085607.43..24661734.30 rows=70050083 width=30)</text:span></text:p>
                <text:p><text:span text:style-name="T5"><text:s text:c="9"/></text:span><text:span text:style-name="T5">-&gt; <text:s/>Sort <text:s/>(cost=23085607.43..23260732.64 rows=70050083 width=30)</text:span></text:p>
                <text:p><text:span text:style-name="T5"><text:s text:c="15"/></text:span><text:span text:style-name="T5">Sort Key: products.sku, users.name</text:span></text:p>
                <text:p><text:span text:style-name="T5"><text:s text:c="15"/></text:span><text:span text:style-name="T5">-&gt; <text:s/>Hash Join <text:s/>(cost=261267.00..5577406.94 rows=70050083 width=30)</text:span></text:p>
                <text:p><text:span text:style-name="T5"><text:s text:c="21"/></text:span><text:span text:style-name="T5">Hash Cond: (sales.uid = users.id)</text:span></text:p>
                <text:p><text:span text:style-name="T5"><text:s text:c="21"/></text:span><text:span text:style-name="T5">-&gt; <text:s/>Hash Join <text:s/>(cost=25001.00..2997496.68 rows=70050083 width=22)</text:span></text:p>
                <text:p><text:span text:style-name="T5"><text:s text:c="27"/></text:span><text:span text:style-name="T5">Hash Cond: (sales.pid = products.id)</text:span></text:p>
                <text:p><text:span text:style-name="T5"><text:s text:c="27"/></text:span><text:span text:style-name="T5">-&gt; <text:s/>Seq Scan on sales <text:s/>(cost=0.00..1146679.83 rows=70050083 width=16)</text:span></text:p>
                <text:p><text:span text:style-name="T5"><text:s text:c="27"/></text:span><text:span text:style-name="T5">-&gt; <text:s/>Hash <text:s/>(cost=12833.00..12833.00 rows=700000 width=14)</text:span></text:p>
                <text:p><text:span text:style-name="T5"><text:s text:c="33"/></text:span><text:span text:style-name="T5">-&gt; <text:s/>Seq Scan on products <text:s/>(cost=0.00..12833.00 rows=700000 width=14)</text:span></text:p>
                <text:p><text:span text:style-name="T5"><text:s text:c="21"/></text:span><text:span text:style-name="T5">-&gt; <text:s/>Hash <text:s/>(cost=114586.00..114586.00 rows=7000000 width=16)</text:span></text:p>
                <text:p><text:span text:style-name="T5"><text:s text:c="27"/></text:span><text:span text:style-name="T5">-&gt; <text:s/>Seq Scan on users <text:s/>(cost=0.00..114586.00 rows=7000000 width=16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ries (cont)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4">Query 5:</text:span></text:p>
                <text:p><text:span text:style-name="T5">SELECT states.name as state_name, categories.name as category_name, sum(sales.quantity) as total_quantity, sum(sales.price) as dollar_value</text:span></text:p>
                <text:p><text:span text:style-name="T5">FROM sales, products, users, categories, states</text:span></text:p>
                <text:p><text:span text:style-name="T5">WHERE sales.uid = users.id AND</text:span></text:p>
                <text:p><text:span text:style-name="T5">users.state = states.id AND</text:span></text:p>
                <text:p><text:span text:style-name="T5">products.id = sales.pid AND</text:span></text:p>
                <text:p><text:span text:style-name="T5">categories.id = products.cid</text:span></text:p>
                <text:p><text:span text:style-name="T5">GROUP BY states.name, categories.name</text:span></text:p>
                <text:p><text:span text:style-name="T5"/></text:p>
                <text:p><text:span text:style-name="T5"><text:s text:c="43"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ries (cont)</text:p>
          </draw:text-box>
        </draw:frame>
        <draw:frame presentation:style-name="pr4" draw:layer="layout" svg:width="25.199cm" svg:height="16.764cm" svg:x="1.4cm" svg:y="3.556cm" presentation:class="outline" presentation:user-transformed="true">
          <draw:text-box>
            <text:list text:style-name="L2">
              <text:list-header>
                <text:p><text:span text:style-name="T5"><text:s text:c="49"/></text:span><text:span text:style-name="T5">QUERY PLAN <text:s text:c="48"/></text:span></text:p>
                <text:p><text:span text:style-name="T5">------------------------------------------------------------------------------------------------------------</text:span></text:p>
                <text:p><text:span text:style-name="T5"><text:s/></text:span><text:span text:style-name="T5">GroupAggregate <text:s/>(cost=27152804.81..28728931.68 rows=70050083 width=54)</text:span></text:p>
                <text:p><text:span text:style-name="T5"><text:s text:c="3"/></text:span><text:span text:style-name="T5">-&gt; <text:s/>Sort <text:s/>(cost=27152804.81..27327930.02 rows=70050083 width=54)</text:span></text:p>
                <text:p><text:span text:style-name="T5"><text:s text:c="9"/></text:span><text:span text:style-name="T5">Sort Key: states.name, categories.name</text:span></text:p>
                <text:p><text:span text:style-name="T5"><text:s text:c="9"/></text:span><text:span text:style-name="T5">-&gt; <text:s/>Hash Join <text:s/>(cost=403893.67..6053166.83 rows=70050083 width=54)</text:span></text:p>
                <text:p><text:span text:style-name="T5"><text:s text:c="15"/></text:span><text:span text:style-name="T5">Hash Cond: (sales.uid = users.id)</text:span></text:p>
                <text:p><text:span text:style-name="T5"><text:s text:c="15"/></text:span><text:span text:style-name="T5">-&gt; <text:s/>Hash Join <text:s/>(cost=50832.00..3199136.89 rows=70050083 width=26)</text:span></text:p>
                <text:p><text:span text:style-name="T5"><text:s text:c="21"/></text:span><text:span text:style-name="T5">Hash Cond: (sales.pid = products.id)</text:span></text:p>
                <text:p><text:span text:style-name="T5"><text:s text:c="21"/></text:span><text:span text:style-name="T5">-&gt; <text:s/>Seq Scan on sales <text:s/>(cost=0.00..1146679.83 rows=70050083 width=16)</text:span></text:p>
                <text:p><text:span text:style-name="T5"><text:s text:c="21"/></text:span><text:span text:style-name="T5">-&gt; <text:s/>Hash <text:s/>(cost=37980.00..37980.00 rows=700000 width=18)</text:span></text:p>
                <text:p><text:span text:style-name="T5"><text:s text:c="27"/></text:span><text:span text:style-name="T5">-&gt; <text:s/>Hash Join <text:s/>(cost=2641.00..37980.00 rows=700000 width=18)</text:span></text:p>
                <text:p><text:span text:style-name="T5"><text:s text:c="33"/></text:span><text:span text:style-name="T5">Hash Cond: (products.cid = categories.id)</text:span></text:p>
                <text:p><text:span text:style-name="T5"><text:s text:c="33"/></text:span><text:span text:style-name="T5">-&gt; <text:s/>Seq Scan on products <text:s/>(cost=0.00..12833.00 rows=700000 width=8)</text:span></text:p>
                <text:p><text:span text:style-name="T5"><text:s text:c="33"/></text:span><text:span text:style-name="T5">-&gt; <text:s/>Hash <text:s/>(cost=1355.00..1355.00 rows=70000 width=18)</text:span></text:p>
                <text:p><text:span text:style-name="T5"><text:s text:c="39"/></text:span><text:span text:style-name="T5">-&gt; <text:s/>Seq Scan on categories <text:s/>(cost=0.00..1355.00 rows=70000 width=18)</text:span></text:p>
                <text:p><text:span text:style-name="T5"><text:s text:c="15"/></text:span><text:span text:style-name="T5">-&gt; <text:s/>Hash <text:s/>(cost=210873.67..210873.67 rows=7000000 width=36)</text:span></text:p>
                <text:p><text:span text:style-name="T5"><text:s text:c="21"/></text:span><text:span text:style-name="T5">-&gt; <text:s/>Hash Join <text:s/>(cost=37.67..210873.67 rows=7000000 width=36)</text:span></text:p>
                <text:p><text:span text:style-name="T5"><text:s text:c="27"/></text:span><text:span text:style-name="T5">Hash Cond: (users.state = states.id)</text:span></text:p>
                <text:p><text:span text:style-name="T5"><text:s text:c="27"/></text:span><text:span text:style-name="T5">-&gt; <text:s/>Seq Scan on users <text:s/>(cost=0.00..114586.00 rows=7000000 width=8)</text:span></text:p>
                <text:p><text:span text:style-name="T5"><text:s text:c="27"/></text:span><text:span text:style-name="T5">-&gt; <text:s/>Hash <text:s/>(cost=22.30..22.30 rows=1230 width=36)</text:span></text:p>
                <text:p><text:span text:style-name="T5"><text:s text:c="33"/></text:span><text:span text:style-name="T5">-&gt; <text:s/>Seq Scan on states <text:s/>(cost=0.00..22.30 rows=1230 width=36)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ries (cont)</text:p>
          </draw:text-box>
        </draw:frame>
        <draw:frame presentation:style-name="pr4" draw:layer="layout" svg:width="25.199cm" svg:height="15.66cm" svg:x="1.217cm" svg:y="4.318cm" presentation:class="outline" presentation:user-transformed="true">
          <draw:text-box>
            <text:list text:style-name="L2">
              <text:list-item>
                <text:p>Query 6:</text:p>
                <text:p><text:span text:style-name="T3">with top_20_categories as (</text:span></text:p>
                <text:p><text:span text:style-name="T3">select c.id as category_id, c.name as category_name, sum(s.quantity) as quantity_sold, sum(s.price) as dollar_value</text:span></text:p>
                <text:p><text:span text:style-name="T3">from sales as s</text:span></text:p>
                <text:p><text:span text:style-name="T3">inner join products as p on s.pid=p.id</text:span></text:p>
                <text:p><text:span text:style-name="T3">inner join categories as c on p.cid=c.id</text:span></text:p>
                <text:p><text:span text:style-name="T3">group by c.id, c.name</text:span></text:p>
                <text:p><text:span text:style-name="T3">order by dollar_value desc</text:span></text:p>
                <text:p><text:span text:style-name="T3">limit 20</text:span></text:p>
                <text:p><text:span text:style-name="T3">), top_20_customers as (</text:span></text:p>
                <text:p><text:span text:style-name="T3">select u.id as customer_id, u.name as customer_name, sum(s.quantity) as quantity_sold, sum(s.price) as dollar_value</text:span></text:p>
                <text:p><text:span text:style-name="T3">from sales as s</text:span></text:p>
                <text:p><text:span text:style-name="T3">inner join users as u on s.uid=u.id</text:span></text:p>
                <text:p><text:span text:style-name="T3">group by u.id, u.name</text:span></text:p>
                <text:p><text:span text:style-name="T3">order by dollar_value desc</text:span></text:p>
                <text:p><text:span text:style-name="T3">limit 20</text:span></text:p>
                <text:p><text:span text:style-name="T3">)</text:span></text:p>
                <text:p><text:span text:style-name="T3">select tcat.category_name as top_category, tc.customer_name as top_customer, sum(s.quantity) as quantity_sold, sum(s.price) as dollar_value</text:span></text:p>
                <text:p><text:span text:style-name="T3">from sales s</text:span></text:p>
                <text:p><text:span text:style-name="T3">inner join products as p on s.pid=p.id</text:span></text:p>
                <text:p><text:span text:style-name="T3">inner join top_20_categories as tcat on p.cid=tcat.category_id</text:span></text:p>
                <text:p><text:span text:style-name="T3">inner join top_20_customers as tc on s.uid=tc.customer_id</text:span></text:p>
                <text:p><text:span text:style-name="T3">group by tcat.category_name, tc.customer_name</text:span></text:p>
                <text:p><text:span text:style-name="T3">order by dollar_value des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0.066cm" svg:x="1.217cm" svg:y="0.508cm" presentation:class="outline" presentation:user-transformed="true">
          <draw:text-box>
            <text:list text:style-name="L2">
              <text:list-header>
                <text:p><text:span text:style-name="T3"><text:s text:c="56"/></text:span><text:span text:style-name="T3">QUERY PLAN <text:s text:c="56"/></text:span></text:p>
                <text:p><text:span text:style-name="T3">----------------------------------------------------------------------------------------------------------------------------</text:span></text:p>
                <text:p><text:span text:style-name="T3"><text:s/></text:span><text:span text:style-name="T3">Sort <text:s/>(cost=44029566.93..44029566.94 rows=1 width=72)</text:span></text:p>
                <text:p><text:span text:style-name="T3"><text:s text:c="3"/></text:span><text:span text:style-name="T3">Sort Key: (sum(s.price))</text:span></text:p>
                <text:p><text:span text:style-name="T3"><text:s text:c="3"/></text:span><text:span text:style-name="T3">CTE top_20_categories</text:span></text:p>
                <text:p><text:span text:style-name="T3"><text:s text:c="5"/></text:span><text:span text:style-name="T3">-&gt; <text:s/>Limit <text:s/>(cost=21585526.08..21585526.13 rows=20 width=26)</text:span></text:p>
                <text:p><text:span text:style-name="T3"><text:s text:c="11"/></text:span><text:span text:style-name="T3">-&gt; <text:s/>Sort <text:s/>(cost=21585526.08..21585701.08 rows=70000 width=26)</text:span></text:p>
                <text:p><text:span text:style-name="T3"><text:s text:c="17"/></text:span><text:span text:style-name="T3">Sort Key: (sum(s.price))</text:span></text:p>
                <text:p><text:span text:style-name="T3"><text:s text:c="17"/></text:span><text:span text:style-name="T3">-&gt; <text:s/>GroupAggregate <text:s/>(cost=20707337.37..21583663.41 rows=70000 width=26)</text:span></text:p>
                <text:p><text:span text:style-name="T3"><text:s text:c="23"/></text:span><text:span text:style-name="T3">-&gt; <text:s/>Sort <text:s/>(cost=20707337.37..20882462.58 rows=70050083 width=26)</text:span></text:p>
                <text:p><text:span text:style-name="T3"><text:s text:c="29"/></text:span><text:span text:style-name="T3">Sort Key: c.id, c.name</text:span></text:p>
                <text:p><text:span text:style-name="T3"><text:s text:c="29"/></text:span><text:span text:style-name="T3">-&gt; <text:s/>Hash Join <text:s/>(cost=50832.00..3199136.89 rows=70050083 width=26)</text:span></text:p>
                <text:p><text:span text:style-name="T3"><text:s text:c="35"/></text:span><text:span text:style-name="T3">Hash Cond: (s.pid = p.id)</text:span></text:p>
                <text:p><text:span text:style-name="T3"><text:s text:c="35"/></text:span><text:span text:style-name="T3">-&gt; <text:s/>Seq Scan on sales s <text:s/>(cost=0.00..1146679.83 rows=70050083 width=12)</text:span></text:p>
                <text:p><text:span text:style-name="T3"><text:s text:c="35"/></text:span><text:span text:style-name="T3">-&gt; <text:s/>Hash <text:s/>(cost=37980.00..37980.00 rows=700000 width=22)</text:span></text:p>
                <text:p><text:span text:style-name="T3"><text:s text:c="41"/></text:span><text:span text:style-name="T3">-&gt; <text:s/>Hash Join <text:s/>(cost=2641.00..37980.00 rows=700000 width=22)</text:span></text:p>
                <text:p><text:span text:style-name="T3"><text:s text:c="47"/></text:span><text:span text:style-name="T3">Hash Cond: (p.cid = c.id)</text:span></text:p>
                <text:p><text:span text:style-name="T3"><text:s text:c="47"/></text:span><text:span text:style-name="T3">-&gt; <text:s/>Seq Scan on products p <text:s/>(cost=0.00..12833.00 rows=700000 width=8)</text:span></text:p>
                <text:p><text:span text:style-name="T3"><text:s text:c="47"/></text:span><text:span text:style-name="T3">-&gt; <text:s/>Hash <text:s/>(cost=1355.00..1355.00 rows=70000 width=18)</text:span></text:p>
                <text:p><text:span text:style-name="T3"><text:s text:c="53"/></text:span><text:span text:style-name="T3">-&gt; <text:s/>Seq Scan on categories c <text:s/>(cost=0.00..1355.00 rows=70000 width=18)</text:span></text:p>
                <text:p><text:span text:style-name="T3"><text:s text:c="3"/></text:span><text:span text:style-name="T3">CTE top_20_customers</text:span></text:p>
                <text:p><text:span text:style-name="T3"><text:s text:c="5"/></text:span><text:span text:style-name="T3">-&gt; <text:s/>Limit <text:s/>(cost=21032728.10..21032728.15 rows=20 width=24)</text:span></text:p>
                <text:p><text:span text:style-name="T3"><text:s text:c="11"/></text:span><text:span text:style-name="T3">-&gt; <text:s/>Sort <text:s/>(cost=21032728.10..21050228.10 rows=7000000 width=24)</text:span></text:p>
                <text:p><text:span text:style-name="T3"><text:s text:c="17"/></text:span><text:span text:style-name="T3">Sort Key: (sum(s.price))</text:span></text:p>
                <text:p><text:span text:style-name="T3"><text:s text:c="17"/></text:span><text:span text:style-name="T3">-&gt; <text:s/>GroupAggregate <text:s/>(cost=19900834.58..20846460.62 rows=7000000 width=24)</text:span></text:p>
                <text:p><text:span text:style-name="T3"><text:s text:c="23"/></text:span><text:span text:style-name="T3">-&gt; <text:s/>Sort <text:s/>(cost=19900834.58..20075959.79 rows=70050083 width=24)</text:span></text:p>
                <text:p><text:span text:style-name="T3"><text:s text:c="29"/></text:span><text:span text:style-name="T3">Sort Key: u.id, u.name</text:span></text:p>
                <text:p><text:span text:style-name="T3"><text:s text:c="29"/></text:span><text:span text:style-name="T3">-&gt; <text:s/>Hash Join <text:s/>(cost=236266.00..3589774.09 rows=70050083 width=24)</text:span></text:p>
                <text:p><text:span text:style-name="T3"><text:s text:c="35"/></text:span><text:span text:style-name="T3">Hash Cond: (s.uid = u.id)</text:span></text:p>
                <text:p><text:span text:style-name="T3"><text:s text:c="35"/></text:span><text:span text:style-name="T3">-&gt; <text:s/>Seq Scan on sales s <text:s/>(cost=0.00..1146679.83 rows=70050083 width=12)</text:span></text:p>
                <text:p><text:span text:style-name="T3"><text:s text:c="35"/></text:span><text:span text:style-name="T3">-&gt; <text:s/>Hash <text:s/>(cost=114586.00..114586.00 rows=7000000 width=16)</text:span></text:p>
                <text:p><text:span text:style-name="T3"><text:s text:c="41"/></text:span><text:span text:style-name="T3">-&gt; <text:s/>Seq Scan on users u <text:s/>(cost=0.00..114586.00 rows=7000000 width=16)</text:span></text:p>
                <text:p><text:span text:style-name="T3"><text:s text:c="3"/></text:span><text:span text:style-name="T3">-&gt; <text:s/>HashAggregate <text:s/>(cost=1411312.63..1411312.64 rows=1 width=72)</text:span></text:p>
                <text:p><text:span text:style-name="T3"><text:s text:c="9"/></text:span><text:span text:style-name="T3">-&gt; <text:s/>Nested Loop <text:s/>(cost=0.65..1411312.62 rows=1 width=72)</text:span></text:p>
                <text:p><text:span text:style-name="T3"><text:s text:c="15"/></text:span><text:span text:style-name="T3">Join Filter: (p.cid = tcat.category_id)</text:span></text:p>
                <text:p><text:span text:style-name="T3"><text:s text:c="15"/></text:span><text:span text:style-name="T3">-&gt; <text:s/>CTE Scan on top_20_categories tcat <text:s/>(cost=0.00..0.40 rows=20 width=36)</text:span></text:p>
                <text:p><text:span text:style-name="T3"><text:s text:c="15"/></text:span><text:span text:style-name="T3">-&gt; <text:s/>Materialize <text:s/>(cost=0.65..1411243.20 rows=232 width=44)</text:span></text:p>
                <text:p><text:span text:style-name="T3"><text:s text:c="21"/></text:span><text:span text:style-name="T3">-&gt; <text:s/>Nested Loop <text:s/>(cost=0.65..1411242.04 rows=232 width=44)</text:span></text:p>
                <text:p><text:span text:style-name="T3"><text:s text:c="27"/></text:span><text:span text:style-name="T3">-&gt; <text:s/>Hash Join <text:s/>(cost=0.65..1409370.61 rows=232 width=44)</text:span></text:p>
                <text:p><text:span text:style-name="T3"><text:s text:c="33"/></text:span><text:span text:style-name="T3">Hash Cond: (s.uid = tc.customer_id)</text:span></text:p>
                <text:p><text:span text:style-name="T3"><text:s text:c="33"/></text:span><text:span text:style-name="T3">-&gt; <text:s/>Seq Scan on sales s <text:s/>(cost=0.00..1146679.83 rows=70050083 width=16)</text:span></text:p>
                <text:p><text:span text:style-name="T3"><text:s text:c="33"/></text:span><text:span text:style-name="T3">-&gt; <text:s/>Hash <text:s/>(cost=0.40..0.40 rows=20 width=36)</text:span></text:p>
                <text:p><text:span text:style-name="T3"><text:s text:c="39"/></text:span><text:span text:style-name="T3">-&gt; <text:s/>CTE Scan on top_20_customers tc <text:s/>(cost=0.00..0.40 rows=20 width=36)</text:span></text:p>
                <text:p><text:span text:style-name="T3"><text:s text:c="27"/></text:span><text:span text:style-name="T3">-&gt; <text:s/>Index Scan using products_pkey on products p <text:s/>(cost=0.00..8.06 rows=1 width=8)</text:span></text:p>
                <text:p><text:span text:style-name="T3"><text:s text:c="33"/></text:span><text:span text:style-name="T3">Index Cond: (id = s.pid)</text:span></text:p>
                <text:p><text:span text:style-name="T3">)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o Precomputation with Indexes Tim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Query 1 → INF </text:p>
              </text:list-item>
              <text:list-item>
                <text:p>Query 2 → 277870.597 ms</text:p>
              </text:list-item>
              <text:list-item>
                <text:p>Query 3 → 15.502 ms</text:p>
              </text:list-item>
              <text:list-item>
                <text:p>Query 4 → INF</text:p>
              </text:list-item>
              <text:list-item>
                <text:p>Query 5 → INF</text:p>
              </text:list-item>
              <text:list-item>
                <text:p>Query 6 → INF</text:p>
                <text:p/>
                <text:list>
                  <text:list-item>
                    <text:p>INF → Runtime greater than 30min and killed</text:p>
                  </text:list-item>
                  <text:list-item>
                    <text:p>Each query was performed on the 70M row AWS instance and immediately after clearing the cache</text:p>
                    <text:p><text:span text:style-name="T1">&gt; sync; /etc/init.d/postgresql stop; echo 3 &gt; /proc/sys/vm/drop_caches; /etc/init.d/postgresql st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ries</text:p>
          </draw:text-box>
        </draw:frame>
        <draw:frame presentation:style-name="pr4" draw:layer="layout" svg:width="25.199cm" svg:height="14.898cm" svg:x="1.524cm" svg:y="4.914cm" presentation:class="outline" presentation:user-transformed="true">
          <draw:text-box>
            <text:list text:style-name="L2">
              <text:list-item>
                <text:p>Query 1:<text:line-break/><text:span text:style-name="T2">SELECT users.name as customer_name, sum(sales.quantity) as quantity_sold, sum(sales.price) as dollar_value</text:span></text:p>
                <text:p><text:span text:style-name="T2">FROM users, sales </text:span></text:p>
                <text:p><text:span text:style-name="T2">WHERE users.id = sales.uid</text:span></text:p>
                <text:p><text:span text:style-name="T2">GROUP BY users.name</text:span></text:p>
                <text:p><text:span text:style-name="T2"/></text:p>
                <text:p text:style-name="P2"><text:span text:style-name="T2"><text:s/></text:span><text:span text:style-name="T2"><text:tab/></text:span><text:span text:style-name="T2"><text:tab/></text:span><text:span text:style-name="T2"><text:tab/></text:span><text:span text:style-name="T2">QUERY PLAN <text:s text:c="39"/></text:span></text:p>
                <text:p><text:span text:style-name="T2">-----------------------------------------------------------------------------------------</text:span></text:p>
                <text:p><text:span text:style-name="T2"><text:s/></text:span><text:span text:style-name="T2">GroupAggregate <text:s/>(cost=19900834.58..20671335.41 rows=7000000 width=20)</text:span></text:p>
                <text:p><text:span text:style-name="T2"><text:s text:c="3"/></text:span><text:span text:style-name="T2">-&gt; <text:s/>Sort <text:s/>(cost=19900834.58..20075959.79 rows=70050083 width=20)</text:span></text:p>
                <text:p><text:span text:style-name="T2"><text:s text:c="9"/></text:span><text:span text:style-name="T2">Sort Key: users.name</text:span></text:p>
                <text:p><text:span text:style-name="T2"><text:s text:c="9"/></text:span><text:span text:style-name="T2">-&gt; <text:s/>Hash Join <text:s/>(cost=236266.00..3589774.09 rows=70050083 width=20)</text:span></text:p>
                <text:p><text:span text:style-name="T2"><text:s text:c="15"/></text:span><text:span text:style-name="T2">Hash Cond: (sales.uid = users.id)</text:span></text:p>
                <text:p><text:span text:style-name="T2"><text:s text:c="15"/></text:span><text:span text:style-name="T2">-&gt; <text:s/>Seq Scan on sales <text:s/>(cost=0.00..1146679.83 rows=70050083 width=12)</text:span></text:p>
                <text:p><text:span text:style-name="T2"><text:s text:c="15"/></text:span><text:span text:style-name="T2">-&gt; <text:s/>Hash <text:s/>(cost=114586.00..114586.00 rows=7000000 width=16)</text:span></text:p>
                <text:p><text:span text:style-name="T2"><text:s text:c="21"/></text:span><text:span text:style-name="T2">-&gt; <text:s/>Seq Scan on users <text:s/>(cost=0.00..114586.00 rows=7000000 width=16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ries (cont)</text:p>
          </draw:text-box>
        </draw:frame>
        <draw:frame presentation:style-name="pr4" draw:layer="layout" svg:width="25.199cm" svg:height="14.898cm" svg:x="1.524cm" svg:y="4.914cm" presentation:class="outline" presentation:user-transformed="true">
          <draw:text-box>
            <text:list text:style-name="L2">
              <text:list-item>
                <text:p>Query 2:</text:p>
                <text:p><text:span text:style-name="T3">SELECT states.name as state_name, sum(sales.quantity) as quantity_sold, sum(sales.price) as dollar_value</text:span></text:p>
                <text:p><text:span text:style-name="T3">FROM sales, users, states</text:span></text:p>
                <text:p><text:span text:style-name="T3">WHERE sales.uid = users.id AND </text:span></text:p>
                <text:p><text:span text:style-name="T3">users.state = states.id</text:span></text:p>
                <text:p><text:span text:style-name="T3">GROUP BY states.name</text:span></text:p>
                <text:p><text:span text:style-name="T3"/></text:p>
                <text:p><text:span text:style-name="T3"><text:s text:c="38"/></text:span><text:span text:style-name="T3">QUERY PLAN <text:s text:c="64"/></text:span></text:p>
                <text:p><text:span text:style-name="T3">-------------------------------------------------------------------------------------------------------------------------------------------</text:span></text:p>
                <text:p><text:span text:style-name="T3"><text:s/></text:span><text:span text:style-name="T3">HashAggregate <text:s/>(cost=4250993.67..4251005.97 rows=1230 width=40) (actual time=277867.823..277867.838 rows=50 loops=1)</text:span></text:p>
                <text:p><text:span text:style-name="T3"><text:s text:c="3"/></text:span><text:span text:style-name="T3">-&gt; <text:s/>Hash Join <text:s/>(cost=353061.67..3725843.67 rows=70020000 width=40) (actual time=16454.934..222496.633 rows=70020000 loops=1)</text:span></text:p>
                <text:p><text:span text:style-name="T3"><text:s text:c="9"/></text:span><text:span text:style-name="T3">Hash Cond: (sales.uid = users.id)</text:span></text:p>
                <text:p><text:span text:style-name="T3"><text:s text:c="9"/></text:span><text:span text:style-name="T3">-&gt; <text:s/>Seq Scan on sales <text:s/>(cost=0.00..1146379.00 rows=70020000 width=12) (actual time=0.342..75761.252 rows=70020000 loops=1)</text:span></text:p>
                <text:p><text:span text:style-name="T3"><text:s text:c="9"/></text:span><text:span text:style-name="T3">-&gt; <text:s/>Hash <text:s/>(cost=210873.67..210873.67 rows=7000000 width=36) (actual time=16452.936..16452.936 rows=7000000 loops=1)</text:span></text:p>
                <text:p><text:span text:style-name="T3"><text:s text:c="15"/></text:span><text:span text:style-name="T3">-&gt; <text:s/>Hash Join <text:s/>(cost=37.67..210873.67 rows=7000000 width=36) (actual time=0.719..10643.527 rows=7000000 loops=1)</text:span></text:p>
                <text:p><text:span text:style-name="T3"><text:s text:c="21"/></text:span><text:span text:style-name="T3">Hash Cond: (users.state = states.id)</text:span></text:p>
                <text:p><text:span text:style-name="T3"><text:s text:c="21"/></text:span><text:span text:style-name="T3">-&gt; <text:s/>Seq Scan on users <text:s/>(cost=0.00..114586.00 rows=7000000 width=8) (actual time=0.003..3521.604 rows=7000000 loops=1)</text:span></text:p>
                <text:p><text:span text:style-name="T3"><text:s text:c="21"/></text:span><text:span text:style-name="T3">-&gt; <text:s/>Hash <text:s/>(cost=22.30..22.30 rows=1230 width=36) (actual time=0.704..0.704 rows=50 loops=1)</text:span></text:p>
                <text:p><text:span text:style-name="T3"><text:s text:c="27"/></text:span><text:span text:style-name="T3">-&gt; <text:s/>Seq Scan on states <text:s/>(cost=0.00..22.30 rows=1230 width=36) (actual time=0.670..0.685 rows=50 loops=1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ries (cont)</text:p>
          </draw:text-box>
        </draw:frame>
        <draw:frame presentation:style-name="pr4" draw:layer="layout" svg:width="25.199cm" svg:height="15.406cm" svg:x="1.524cm" svg:y="4.914cm" presentation:class="outline" presentation:user-transformed="true">
          <draw:text-box>
            <text:list text:style-name="L2">
              <text:list-item>
                <text:p>Query 3:</text:p>
                <text:p><text:span text:style-name="T3">SELECT products.sku as product_sku, sum(sales.quantity) as quantity_sold, sum(sales.price) as dollar_value</text:span></text:p>
                <text:p><text:span text:style-name="T3">FROM sales, products, users</text:span></text:p>
                <text:p><text:span text:style-name="T3">WHERE users.name = 'user_1001' AND </text:span></text:p>
                <text:p><text:span text:style-name="T3">sales.uid = users.id AND </text:span></text:p>
                <text:p><text:span text:style-name="T3">products.id = sales.pid</text:span></text:p>
                <text:p><text:span text:style-name="T3">GROUP BY products.sku</text:span></text:p>
                <text:p><text:span text:style-name="T3">ORDER BY dollar_value</text:span></text:p>
                <text:p><text:span text:style-name="T3"/></text:p>
                <text:p><text:span text:style-name="T3"><text:s text:c="43"/></text:span><text:span text:style-name="T3">QUERY PLAN <text:s text:c="66"/></text:span></text:p>
                <text:p><text:span text:style-name="T3">------------------------------------------------------------------------------------------------------------------------------------------------</text:span></text:p>
                <text:p><text:span text:style-name="T3"><text:s/></text:span><text:span text:style-name="T3">Sort <text:s/>(cost=151.69..151.72 rows=10 width=18) (actual time=14.999..14.999 rows=6 loops=1)</text:span></text:p>
                <text:p><text:span text:style-name="T3"><text:s text:c="3"/></text:span><text:span text:style-name="T3">Sort Key: (sum(sales.price))</text:span></text:p>
                <text:p><text:span text:style-name="T3"><text:s text:c="3"/></text:span><text:span text:style-name="T3">-&gt; <text:s/>HashAggregate <text:s/>(cost=151.43..151.53 rows=10 width=18) (actual time=14.967..14.968 rows=6 loops=1)</text:span></text:p>
                <text:p><text:span text:style-name="T3"><text:s text:c="9"/></text:span><text:span text:style-name="T3">-&gt; <text:s/>Nested Loop <text:s/>(cost=0.00..151.35 rows=10 width=18) (actual time=4.981..14.936 rows=6 loops=1)</text:span></text:p>
                <text:p><text:span text:style-name="T3"><text:s text:c="15"/></text:span><text:span text:style-name="T3">-&gt; <text:s/>Nested Loop <text:s/>(cost=0.00..70.43 rows=10 width=12) (actual time=4.007..6.385 rows=6 loops=1)</text:span></text:p>
                <text:p><text:span text:style-name="T3"><text:s text:c="21"/></text:span><text:span text:style-name="T3">-&gt; <text:s/>Index Scan using users_name_key on users <text:s/>(cost=0.00..10.14 rows=1 width=4) (actual time=3.998..3.999 rows=1 loops=1)</text:span></text:p>
                <text:p><text:span text:style-name="T3"><text:s text:c="27"/></text:span><text:span text:style-name="T3">Index Cond: (name = 'user_1001'::text)</text:span></text:p>
                <text:p><text:span text:style-name="T3"><text:s text:c="21"/></text:span><text:span text:style-name="T3">-&gt; <text:s/>Index Scan using sales_uid_idx on sales <text:s/>(cost=0.00..60.17 rows=12 width=16) (actual time=0.004..2.378 rows=6 loops=1)</text:span></text:p>
                <text:p><text:span text:style-name="T3"><text:s text:c="27"/></text:span><text:span text:style-name="T3">Index Cond: (uid = users.id)</text:span></text:p>
                <text:p><text:span text:style-name="T3"><text:s text:c="15"/></text:span><text:span text:style-name="T3">-&gt; <text:s/>Index Scan using products_pkey on products <text:s/>(cost=0.00..8.08 rows=1 width=14) (actual time=1.422..1.423 rows=1 loops=6)</text:span></text:p>
                <text:p><text:span text:style-name="T3"><text:s text:c="21"/></text:span><text:span text:style-name="T3">Index Cond: (id = sales.pid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ries (cont)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4">Query 4:</text:span></text:p>
                <text:p><text:span text:style-name="T5">SELECT products.sku as product_sku, users.name as customer, sum(sales.quantity) as quantity_sold, sum(sales.price) as dollar_value</text:span></text:p>
                <text:p><text:span text:style-name="T5">FROM sales, products, users</text:span></text:p>
                <text:p><text:span text:style-name="T5">WHERE sales.uid = users.id AND </text:span></text:p>
                <text:p><text:span text:style-name="T5">products.id = sales.pid</text:span></text:p>
                <text:p><text:span text:style-name="T5">GROUP BY products.sku, users.name</text:span></text:p>
                <text:p><text:span text:style-name="T5">ORDER BY dollar_value</text:span></text:p>
                <text:p><text:span text:style-name="T5"/></text:p>
                <text:p><text:span text:style-name="T5"><text:s text:c="46"/></text:span><text:span text:style-name="T5">QUERY PLAN <text:s text:c="45"/></text:span></text:p>
                <text:p><text:span text:style-name="T5">------------------------------------------------------------------------------------------------------</text:span></text:p>
                <text:p><text:span text:style-name="T5"><text:s/></text:span><text:span text:style-name="T5">Sort <text:s/>(cost=42169934.78..42345059.99 rows=70050083 width=30)</text:span></text:p>
                <text:p><text:span text:style-name="T5"><text:s text:c="3"/></text:span><text:span text:style-name="T5">Sort Key: (sum(sales.price))</text:span></text:p>
                <text:p><text:span text:style-name="T5"><text:s text:c="3"/></text:span><text:span text:style-name="T5">-&gt; <text:s/>GroupAggregate <text:s/>(cost=23085607.43..24661734.30 rows=70050083 width=30)</text:span></text:p>
                <text:p><text:span text:style-name="T5"><text:s text:c="9"/></text:span><text:span text:style-name="T5">-&gt; <text:s/>Sort <text:s/>(cost=23085607.43..23260732.64 rows=70050083 width=30)</text:span></text:p>
                <text:p><text:span text:style-name="T5"><text:s text:c="15"/></text:span><text:span text:style-name="T5">Sort Key: products.sku, users.name</text:span></text:p>
                <text:p><text:span text:style-name="T5"><text:s text:c="15"/></text:span><text:span text:style-name="T5">-&gt; <text:s/>Hash Join <text:s/>(cost=261267.00..5577406.94 rows=70050083 width=30)</text:span></text:p>
                <text:p><text:span text:style-name="T5"><text:s text:c="21"/></text:span><text:span text:style-name="T5">Hash Cond: (sales.uid = users.id)</text:span></text:p>
                <text:p><text:span text:style-name="T5"><text:s text:c="21"/></text:span><text:span text:style-name="T5">-&gt; <text:s/>Hash Join <text:s/>(cost=25001.00..2997496.68 rows=70050083 width=22)</text:span></text:p>
                <text:p><text:span text:style-name="T5"><text:s text:c="27"/></text:span><text:span text:style-name="T5">Hash Cond: (sales.pid = products.id)</text:span></text:p>
                <text:p><text:span text:style-name="T5"><text:s text:c="27"/></text:span><text:span text:style-name="T5">-&gt; <text:s/>Seq Scan on sales <text:s/>(cost=0.00..1146679.83 rows=70050083 width=16)</text:span></text:p>
                <text:p><text:span text:style-name="T5"><text:s text:c="27"/></text:span><text:span text:style-name="T5">-&gt; <text:s/>Hash <text:s/>(cost=12833.00..12833.00 rows=700000 width=14)</text:span></text:p>
                <text:p><text:span text:style-name="T5"><text:s text:c="33"/></text:span><text:span text:style-name="T5">-&gt; <text:s/>Seq Scan on products <text:s/>(cost=0.00..12833.00 rows=700000 width=14)</text:span></text:p>
                <text:p><text:span text:style-name="T5"><text:s text:c="21"/></text:span><text:span text:style-name="T5">-&gt; <text:s/>Hash <text:s/>(cost=114586.00..114586.00 rows=7000000 width=16)</text:span></text:p>
                <text:p><text:span text:style-name="T5"><text:s text:c="27"/></text:span><text:span text:style-name="T5">-&gt; <text:s/>Seq Scan on users <text:s/>(cost=0.00..114586.00 rows=7000000 width=16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ries (cont)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4">Query 5:</text:span></text:p>
                <text:p><text:span text:style-name="T5">SELECT states.name as state_name, categories.name as category_name, sum(sales.quantity) as total_quantity, sum(sales.price) as dollar_value</text:span></text:p>
                <text:p><text:span text:style-name="T5">FROM sales, products, users, categories, states</text:span></text:p>
                <text:p><text:span text:style-name="T5">WHERE sales.uid = users.id AND</text:span></text:p>
                <text:p><text:span text:style-name="T5">users.state = states.id AND</text:span></text:p>
                <text:p><text:span text:style-name="T5">products.id = sales.pid AND</text:span></text:p>
                <text:p><text:span text:style-name="T5">categories.id = products.cid</text:span></text:p>
                <text:p><text:span text:style-name="T5">GROUP BY states.name, categories.name</text:span></text:p>
                <text:p><text:span text:style-name="T5"/></text:p>
                <text:p><text:span text:style-name="T5"><text:s text:c="43"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ries (cont)</text:p>
          </draw:text-box>
        </draw:frame>
        <draw:frame presentation:style-name="pr4" draw:layer="layout" svg:width="25.199cm" svg:height="16.764cm" svg:x="1.4cm" svg:y="3.556cm" presentation:class="outline" presentation:user-transformed="true">
          <draw:text-box>
            <text:list text:style-name="L2">
              <text:list-header>
                <text:p><text:span text:style-name="T5"><text:s text:c="49"/></text:span><text:span text:style-name="T5">QUERY PLAN <text:s text:c="48"/></text:span></text:p>
                <text:p><text:span text:style-name="T5">------------------------------------------------------------------------------------------------------------</text:span></text:p>
                <text:p><text:span text:style-name="T5"><text:s/></text:span><text:span text:style-name="T5">GroupAggregate <text:s/>(cost=27152804.81..28728931.68 rows=70050083 width=54)</text:span></text:p>
                <text:p><text:span text:style-name="T5"><text:s text:c="3"/></text:span><text:span text:style-name="T5">-&gt; <text:s/>Sort <text:s/>(cost=27152804.81..27327930.02 rows=70050083 width=54)</text:span></text:p>
                <text:p><text:span text:style-name="T5"><text:s text:c="9"/></text:span><text:span text:style-name="T5">Sort Key: states.name, categories.name</text:span></text:p>
                <text:p><text:span text:style-name="T5"><text:s text:c="9"/></text:span><text:span text:style-name="T5">-&gt; <text:s/>Hash Join <text:s/>(cost=403893.67..6053166.83 rows=70050083 width=54)</text:span></text:p>
                <text:p><text:span text:style-name="T5"><text:s text:c="15"/></text:span><text:span text:style-name="T5">Hash Cond: (sales.uid = users.id)</text:span></text:p>
                <text:p><text:span text:style-name="T5"><text:s text:c="15"/></text:span><text:span text:style-name="T5">-&gt; <text:s/>Hash Join <text:s/>(cost=50832.00..3199136.89 rows=70050083 width=26)</text:span></text:p>
                <text:p><text:span text:style-name="T5"><text:s text:c="21"/></text:span><text:span text:style-name="T5">Hash Cond: (sales.pid = products.id)</text:span></text:p>
                <text:p><text:span text:style-name="T5"><text:s text:c="21"/></text:span><text:span text:style-name="T5">-&gt; <text:s/>Seq Scan on sales <text:s/>(cost=0.00..1146679.83 rows=70050083 width=16)</text:span></text:p>
                <text:p><text:span text:style-name="T5"><text:s text:c="21"/></text:span><text:span text:style-name="T5">-&gt; <text:s/>Hash <text:s/>(cost=37980.00..37980.00 rows=700000 width=18)</text:span></text:p>
                <text:p><text:span text:style-name="T5"><text:s text:c="27"/></text:span><text:span text:style-name="T5">-&gt; <text:s/>Hash Join <text:s/>(cost=2641.00..37980.00 rows=700000 width=18)</text:span></text:p>
                <text:p><text:span text:style-name="T5"><text:s text:c="33"/></text:span><text:span text:style-name="T5">Hash Cond: (products.cid = categories.id)</text:span></text:p>
                <text:p><text:span text:style-name="T5"><text:s text:c="33"/></text:span><text:span text:style-name="T5">-&gt; <text:s/>Seq Scan on products <text:s/>(cost=0.00..12833.00 rows=700000 width=8)</text:span></text:p>
                <text:p><text:span text:style-name="T5"><text:s text:c="33"/></text:span><text:span text:style-name="T5">-&gt; <text:s/>Hash <text:s/>(cost=1355.00..1355.00 rows=70000 width=18)</text:span></text:p>
                <text:p><text:span text:style-name="T5"><text:s text:c="39"/></text:span><text:span text:style-name="T5">-&gt; <text:s/>Seq Scan on categories <text:s/>(cost=0.00..1355.00 rows=70000 width=18)</text:span></text:p>
                <text:p><text:span text:style-name="T5"><text:s text:c="15"/></text:span><text:span text:style-name="T5">-&gt; <text:s/>Hash <text:s/>(cost=210873.67..210873.67 rows=7000000 width=36)</text:span></text:p>
                <text:p><text:span text:style-name="T5"><text:s text:c="21"/></text:span><text:span text:style-name="T5">-&gt; <text:s/>Hash Join <text:s/>(cost=37.67..210873.67 rows=7000000 width=36)</text:span></text:p>
                <text:p><text:span text:style-name="T5"><text:s text:c="27"/></text:span><text:span text:style-name="T5">Hash Cond: (users.state = states.id)</text:span></text:p>
                <text:p><text:span text:style-name="T5"><text:s text:c="27"/></text:span><text:span text:style-name="T5">-&gt; <text:s/>Seq Scan on users <text:s/>(cost=0.00..114586.00 rows=7000000 width=8)</text:span></text:p>
                <text:p><text:span text:style-name="T5"><text:s text:c="27"/></text:span><text:span text:style-name="T5">-&gt; <text:s/>Hash <text:s/>(cost=22.30..22.30 rows=1230 width=36)</text:span></text:p>
                <text:p><text:span text:style-name="T5"><text:s text:c="33"/></text:span><text:span text:style-name="T5">-&gt; <text:s/>Seq Scan on states <text:s/>(cost=0.00..22.30 rows=1230 width=36)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ries (cont)</text:p>
          </draw:text-box>
        </draw:frame>
        <draw:frame presentation:style-name="pr4" draw:layer="layout" svg:width="25.199cm" svg:height="15.66cm" svg:x="1.217cm" svg:y="4.318cm" presentation:class="outline" presentation:user-transformed="true">
          <draw:text-box>
            <text:list text:style-name="L2">
              <text:list-item>
                <text:p>Query 6:</text:p>
                <text:p><text:span text:style-name="T3">with top_20_categories as (</text:span></text:p>
                <text:p><text:span text:style-name="T3">select c.id as category_id, c.name as category_name, sum(s.quantity) as quantity_sold, sum(s.price) as dollar_value</text:span></text:p>
                <text:p><text:span text:style-name="T3">from sales as s</text:span></text:p>
                <text:p><text:span text:style-name="T3">inner join products as p on s.pid=p.id</text:span></text:p>
                <text:p><text:span text:style-name="T3">inner join categories as c on p.cid=c.id</text:span></text:p>
                <text:p><text:span text:style-name="T3">group by c.id, c.name</text:span></text:p>
                <text:p><text:span text:style-name="T3">order by dollar_value desc</text:span></text:p>
                <text:p><text:span text:style-name="T3">limit 20</text:span></text:p>
                <text:p><text:span text:style-name="T3">), top_20_customers as (</text:span></text:p>
                <text:p><text:span text:style-name="T3">select u.id as customer_id, u.name as customer_name, sum(s.quantity) as quantity_sold, sum(s.price) as dollar_value</text:span></text:p>
                <text:p><text:span text:style-name="T3">from sales as s</text:span></text:p>
                <text:p><text:span text:style-name="T3">inner join users as u on s.uid=u.id</text:span></text:p>
                <text:p><text:span text:style-name="T3">group by u.id, u.name</text:span></text:p>
                <text:p><text:span text:style-name="T3">order by dollar_value desc</text:span></text:p>
                <text:p><text:span text:style-name="T3">limit 20</text:span></text:p>
                <text:p><text:span text:style-name="T3">)</text:span></text:p>
                <text:p><text:span text:style-name="T3">select tcat.category_name as top_category, tc.customer_name as top_customer, sum(s.quantity) as quantity_sold, sum(s.price) as dollar_value</text:span></text:p>
                <text:p><text:span text:style-name="T3">from sales s</text:span></text:p>
                <text:p><text:span text:style-name="T3">inner join products as p on s.pid=p.id</text:span></text:p>
                <text:p><text:span text:style-name="T3">inner join top_20_categories as tcat on p.cid=tcat.category_id</text:span></text:p>
                <text:p><text:span text:style-name="T3">inner join top_20_customers as tc on s.uid=tc.customer_id</text:span></text:p>
                <text:p><text:span text:style-name="T3">group by tcat.category_name, tc.customer_name</text:span></text:p>
                <text:p><text:span text:style-name="T3">order by dollar_value des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20.066cm" svg:x="1.217cm" svg:y="0.508cm" presentation:class="outline" presentation:user-transformed="true">
          <draw:text-box>
            <text:list text:style-name="L2">
              <text:list-header>
                <text:p><text:span text:style-name="T3"><text:s text:c="56"/></text:span><text:span text:style-name="T3">QUERY PLAN <text:s text:c="56"/></text:span></text:p>
                <text:p><text:span text:style-name="T3">----------------------------------------------------------------------------------------------------------------------------</text:span></text:p>
                <text:p><text:span text:style-name="T3"><text:s/></text:span><text:span text:style-name="T3">Sort <text:s/>(cost=42620408.89..42620408.89 rows=1 width=72)</text:span></text:p>
                <text:p><text:span text:style-name="T3"><text:s text:c="3"/></text:span><text:span text:style-name="T3">Sort Key: (sum(s.price))</text:span></text:p>
                <text:p><text:span text:style-name="T3"><text:s text:c="3"/></text:span><text:span text:style-name="T3">CTE top_20_categories</text:span></text:p>
                <text:p><text:span text:style-name="T3"><text:s text:c="5"/></text:span><text:span text:style-name="T3">-&gt; <text:s/>Limit <text:s/>(cost=21585526.08..21585526.13 rows=20 width=26)</text:span></text:p>
                <text:p><text:span text:style-name="T3"><text:s text:c="11"/></text:span><text:span text:style-name="T3">-&gt; <text:s/>Sort <text:s/>(cost=21585526.08..21585701.08 rows=70000 width=26)</text:span></text:p>
                <text:p><text:span text:style-name="T3"><text:s text:c="17"/></text:span><text:span text:style-name="T3">Sort Key: (sum(s.price))</text:span></text:p>
                <text:p><text:span text:style-name="T3"><text:s text:c="17"/></text:span><text:span text:style-name="T3">-&gt; <text:s/>GroupAggregate <text:s/>(cost=20707337.37..21583663.41 rows=70000 width=26)</text:span></text:p>
                <text:p><text:span text:style-name="T3"><text:s text:c="23"/></text:span><text:span text:style-name="T3">-&gt; <text:s/>Sort <text:s/>(cost=20707337.37..20882462.58 rows=70050083 width=26)</text:span></text:p>
                <text:p><text:span text:style-name="T3"><text:s text:c="29"/></text:span><text:span text:style-name="T3">Sort Key: c.id, c.name</text:span></text:p>
                <text:p><text:span text:style-name="T3"><text:s text:c="29"/></text:span><text:span text:style-name="T3">-&gt; <text:s/>Hash Join <text:s/>(cost=50832.00..3199136.89 rows=70050083 width=26)</text:span></text:p>
                <text:p><text:span text:style-name="T3"><text:s text:c="35"/></text:span><text:span text:style-name="T3">Hash Cond: (s.pid = p.id)</text:span></text:p>
                <text:p><text:span text:style-name="T3"><text:s text:c="35"/></text:span><text:span text:style-name="T3">-&gt; <text:s/>Seq Scan on sales s <text:s/>(cost=0.00..1146679.83 rows=70050083 width=12)</text:span></text:p>
                <text:p><text:span text:style-name="T3"><text:s text:c="35"/></text:span><text:span text:style-name="T3">-&gt; <text:s/>Hash <text:s/>(cost=37980.00..37980.00 rows=700000 width=22)</text:span></text:p>
                <text:p><text:span text:style-name="T3"><text:s text:c="41"/></text:span><text:span text:style-name="T3">-&gt; <text:s/>Hash Join <text:s/>(cost=2641.00..37980.00 rows=700000 width=22)</text:span></text:p>
                <text:p><text:span text:style-name="T3"><text:s text:c="47"/></text:span><text:span text:style-name="T3">Hash Cond: (p.cid = c.id)</text:span></text:p>
                <text:p><text:span text:style-name="T3"><text:s text:c="47"/></text:span><text:span text:style-name="T3">-&gt; <text:s/>Seq Scan on products p <text:s/>(cost=0.00..12833.00 rows=700000 width=8)</text:span></text:p>
                <text:p><text:span text:style-name="T3"><text:s text:c="47"/></text:span><text:span text:style-name="T3">-&gt; <text:s/>Hash <text:s/>(cost=1355.00..1355.00 rows=70000 width=18)</text:span></text:p>
                <text:p><text:span text:style-name="T3"><text:s text:c="53"/></text:span><text:span text:style-name="T3">-&gt; <text:s/>Seq Scan on categories c <text:s/>(cost=0.00..1355.00 rows=70000 width=18)</text:span></text:p>
                <text:p><text:span text:style-name="T3"><text:s text:c="3"/></text:span><text:span text:style-name="T3">CTE top_20_customers</text:span></text:p>
                <text:p><text:span text:style-name="T3"><text:s text:c="5"/></text:span><text:span text:style-name="T3">-&gt; <text:s/>Limit <text:s/>(cost=21032728.10..21032728.15 rows=20 width=24)</text:span></text:p>
                <text:p><text:span text:style-name="T3"><text:s text:c="11"/></text:span><text:span text:style-name="T3">-&gt; <text:s/>Sort <text:s/>(cost=21032728.10..21050228.10 rows=7000000 width=24)</text:span></text:p>
                <text:p><text:span text:style-name="T3"><text:s text:c="17"/></text:span><text:span text:style-name="T3">Sort Key: (sum(s.price))</text:span></text:p>
                <text:p><text:span text:style-name="T3"><text:s text:c="17"/></text:span><text:span text:style-name="T3">-&gt; <text:s/>GroupAggregate <text:s/>(cost=19900834.58..20846460.62 rows=7000000 width=24)</text:span></text:p>
                <text:p><text:span text:style-name="T3"><text:s text:c="23"/></text:span><text:span text:style-name="T3">-&gt; <text:s/>Sort <text:s/>(cost=19900834.58..20075959.79 rows=70050083 width=24)</text:span></text:p>
                <text:p><text:span text:style-name="T3"><text:s text:c="29"/></text:span><text:span text:style-name="T3">Sort Key: u.id, u.name</text:span></text:p>
                <text:p><text:span text:style-name="T3"><text:s text:c="29"/></text:span><text:span text:style-name="T3">-&gt; <text:s/>Hash Join <text:s/>(cost=236266.00..3589774.09 rows=70050083 width=24)</text:span></text:p>
                <text:p><text:span text:style-name="T3"><text:s text:c="35"/></text:span><text:span text:style-name="T3">Hash Cond: (s.uid = u.id)</text:span></text:p>
                <text:p><text:span text:style-name="T3"><text:s text:c="35"/></text:span><text:span text:style-name="T3">-&gt; <text:s/>Seq Scan on sales s <text:s/>(cost=0.00..1146679.83 rows=70050083 width=12)</text:span></text:p>
                <text:p><text:span text:style-name="T3"><text:s text:c="35"/></text:span><text:span text:style-name="T3">-&gt; <text:s/>Hash <text:s/>(cost=114586.00..114586.00 rows=7000000 width=16)</text:span></text:p>
                <text:p><text:span text:style-name="T3"><text:s text:c="41"/></text:span><text:span text:style-name="T3">-&gt; <text:s/>Seq Scan on users u <text:s/>(cost=0.00..114586.00 rows=7000000 width=16)</text:span></text:p>
                <text:p><text:span text:style-name="T3"><text:s text:c="3"/></text:span><text:span text:style-name="T3">-&gt; <text:s/>HashAggregate <text:s/>(cost=2154.58..2154.59 rows=1 width=72)</text:span></text:p>
                <text:p><text:span text:style-name="T3"><text:s text:c="9"/></text:span><text:span text:style-name="T3">-&gt; <text:s/>Hash Join <text:s/>(cost=947.62..2154.57 rows=1 width=72)</text:span></text:p>
                <text:p><text:span text:style-name="T3"><text:s text:c="15"/></text:span><text:span text:style-name="T3">Hash Cond: (s.pid = p.id)</text:span></text:p>
                <text:p><text:span text:style-name="T3"><text:s text:c="15"/></text:span><text:span text:style-name="T3">-&gt; <text:s/>Nested Loop <text:s/>(cost=0.00..1206.08 rows=232 width=44)</text:span></text:p>
                <text:p><text:span text:style-name="T3"><text:s text:c="21"/></text:span><text:span text:style-name="T3">-&gt; <text:s/>CTE Scan on top_20_customers tc <text:s/>(cost=0.00..0.40 rows=20 width=36)</text:span></text:p>
                <text:p><text:span text:style-name="T3"><text:s text:c="21"/></text:span><text:span text:style-name="T3">-&gt; <text:s/>Index Scan using sales_uid_idx on sales s <text:s/>(cost=0.00..60.16 rows=12 width=16)</text:span></text:p>
                <text:p><text:span text:style-name="T3"><text:s text:c="27"/></text:span><text:span text:style-name="T3">Index Cond: (uid = tc.customer_id)</text:span></text:p>
                <text:p><text:span text:style-name="T3"><text:s text:c="15"/></text:span><text:span text:style-name="T3">-&gt; <text:s/>Hash <text:s/>(cost=944.93..944.93 rows=215 width=36)</text:span></text:p>
                <text:p><text:span text:style-name="T3"><text:s text:c="21"/></text:span><text:span text:style-name="T3">-&gt; <text:s/>Nested Loop <text:s/>(cost=4.41..944.93 rows=215 width=36)</text:span></text:p>
                <text:p><text:span text:style-name="T3"><text:s text:c="27"/></text:span><text:span text:style-name="T3">-&gt; <text:s/>CTE Scan on top_20_categories tcat <text:s/>(cost=0.00..0.40 rows=20 width=36)</text:span></text:p>
                <text:p><text:span text:style-name="T3"><text:s text:c="27"/></text:span><text:span text:style-name="T3">-&gt; <text:s/>Bitmap Heap Scan on products p <text:s/>(cost=4.41..47.12 rows=11 width=8)</text:span></text:p>
                <text:p><text:span text:style-name="T3"><text:s text:c="33"/></text:span><text:span text:style-name="T3">Recheck Cond: (cid = tcat.category_id)</text:span></text:p>
                <text:p><text:span text:style-name="T3"><text:s text:c="33"/></text:span><text:span text:style-name="T3">-&gt; <text:s/>Bitmap Index Scan on products_cid_idx <text:s/>(cost=0.00..4.41 rows=11 width=0)</text:span></text:p>
                <text:p><text:span text:style-name="T3"><text:s text:c="39"/></text:span><text:span text:style-name="T3">Index Cond: (cid = tcat.category_id)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dexe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CREATE INDEX sales_uid_idx ON sales (uid);</text:span></text:p>
                <text:list>
                  <text:list-item>
                    <text:p><text:span text:style-name="T6">Query 3, 6</text:span></text:p>
                  </text:list-item>
                </text:list>
                <text:p><text:span text:style-name="T6">CREATE INDEX sales_pid_idx ON sales (pid);</text:span></text:p>
                <text:list>
                  <text:list-item>
                    <text:p><text:span text:style-name="T6">Query 6</text:span></text:p>
                  </text:list-item>
                </text:list>
                <text:p><text:span text:style-name="T6">CREATE INDEX products_cid_idx ON products (cid);</text:span></text:p>
                <text:list>
                  <text:list-item>
                    <text:p><text:span text:style-name="T6">Query 6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aive Precomputed Tables</text:p>
          </draw:text-box>
        </draw:frame>
        <draw:frame draw:style-name="gr2" draw:text-style-name="P5" draw:layer="layout" svg:width="5.842cm" svg:height="0.962cm" svg:x="10.922cm" svg:y="17.072cm">
          <draw:text-box>
            <text:p><text:span text:style-name="T7">Product, Customer</text:span></text:p>
          </draw:text-box>
        </draw:frame>
        <draw:frame draw:style-name="gr3" draw:text-style-name="P6" draw:layer="layout" svg:width="6.096cm" svg:height="0.962cm" svg:x="20.32cm" svg:y="13.262cm">
          <draw:text-box>
            <text:p><text:span text:style-name="T8">Product, State</text:span></text:p>
          </draw:text-box>
        </draw:frame>
        <draw:frame draw:style-name="gr2" draw:text-style-name="P7" draw:layer="layout" svg:width="6.858cm" svg:height="0.962cm" svg:x="3.048cm" svg:y="13.262cm">
          <draw:text-box>
            <text:p><text:span text:style-name="T9">Category, Customer</text:span></text:p>
          </draw:text-box>
        </draw:frame>
        <draw:frame draw:style-name="gr2" draw:text-style-name="P6" draw:layer="layout" svg:width="2.032cm" svg:height="0.962cm" svg:x="13.462cm" svg:y="4.826cm">
          <draw:text-box>
            <text:p><text:span text:style-name="T8">All</text:span></text:p>
          </draw:text-box>
        </draw:frame>
        <draw:frame draw:style-name="gr3" draw:text-style-name="P5" draw:layer="layout" svg:width="2.032cm" svg:height="0.962cm" svg:x="22.606cm" svg:y="9.452cm">
          <draw:text-box>
            <text:p><text:span text:style-name="T7">State</text:span></text:p>
          </draw:text-box>
        </draw:frame>
        <draw:frame draw:style-name="gr2" draw:text-style-name="P5" draw:layer="layout" svg:width="3.556cm" svg:height="0.962cm" svg:x="4.826cm" svg:y="9.344cm">
          <draw:text-box>
            <text:p><text:span text:style-name="T7">Category</text:span></text:p>
          </draw:text-box>
        </draw:frame>
        <draw:frame draw:style-name="gr2" draw:text-style-name="P5" draw:layer="layout" svg:width="3.556cm" svg:height="0.962cm" svg:x="16.002cm" svg:y="9.398cm">
          <draw:text-box>
            <text:p><text:span text:style-name="T7">Customer</text:span></text:p>
          </draw:text-box>
        </draw:frame>
        <draw:frame draw:style-name="gr2" draw:text-style-name="P6" draw:layer="layout" svg:width="3.556cm" svg:height="0.962cm" svg:x="10.668cm" svg:y="9.452cm">
          <draw:text-box>
            <text:p><text:span text:style-name="T8">Product</text:span></text:p>
          </draw:text-box>
        </draw:frame>
        <draw:frame draw:style-name="gr2" draw:text-style-name="P5" draw:layer="layout" svg:width="6.858cm" svg:height="0.962cm" svg:x="11.938cm" svg:y="13.462cm">
          <draw:text-box>
            <text:p><text:span text:style-name="T7">State, Category</text:span></text:p>
          </draw:text-box>
        </draw:frame>
        <draw:line draw:style-name="gr4" draw:text-style-name="P2" draw:layer="layout" svg:x1="10.922cm" svg:y1="17.072cm" svg:x2="7.874cm" svg:y2="14.478cm">
          <text:p/>
        </draw:line>
        <draw:line draw:style-name="gr4" draw:text-style-name="P2" draw:layer="layout" svg:x1="6.096cm" svg:y1="13.208cm" svg:x2="6.096cm" svg:y2="10.414cm">
          <text:p/>
        </draw:line>
        <draw:line draw:style-name="gr4" draw:text-style-name="P2" draw:layer="layout" svg:x1="8.636cm" svg:y1="12.954cm" svg:x2="16.764cm" svg:y2="10.36cm">
          <text:p/>
        </draw:line>
        <draw:line draw:style-name="gr4" draw:text-style-name="P2" draw:layer="layout" svg:x1="9.144cm" svg:y1="13.716cm" svg:x2="11.684cm" svg:y2="13.716cm">
          <text:p/>
        </draw:line>
        <draw:line draw:style-name="gr5" draw:text-style-name="P2" draw:layer="layout" svg:x1="20.32cm" svg:y1="13.97cm" svg:x2="17.272cm" svg:y2="13.97cm">
          <text:p/>
        </draw:line>
        <draw:line draw:style-name="gr5" draw:text-style-name="P2" draw:layer="layout" svg:x1="21.082cm" svg:y1="13.208cm" svg:x2="12.7cm" svg:y2="10.414cm">
          <text:p/>
        </draw:line>
        <draw:line draw:style-name="gr5" draw:text-style-name="P2" draw:layer="layout" svg:x1="23.622cm" svg:y1="12.954cm" svg:x2="23.622cm" svg:y2="10.668cm">
          <text:p/>
        </draw:line>
        <draw:line draw:style-name="gr5" draw:text-style-name="P2" draw:layer="layout" svg:x1="16.764cm" svg:y1="17.272cm" svg:x2="21.082cm" svg:y2="14.478cm">
          <text:p/>
        </draw:line>
        <draw:line draw:style-name="gr5" draw:text-style-name="P2" draw:layer="layout" svg:x1="12.446cm" svg:y1="12.954cm" svg:x2="7.874cm" svg:y2="10.668cm">
          <text:p/>
        </draw:line>
        <draw:line draw:style-name="gr5" draw:text-style-name="P2" draw:layer="layout" svg:x1="15.748cm" svg:y1="13.208cm" svg:x2="22.606cm" svg:y2="10.668cm">
          <text:p/>
        </draw:line>
        <draw:line draw:style-name="gr5" draw:text-style-name="P2" draw:layer="layout" svg:x1="7.366cm" svg:y1="8.89cm" svg:x2="13.208cm" svg:y2="5.588cm">
          <text:p/>
        </draw:line>
        <draw:line draw:style-name="gr5" draw:text-style-name="P2" draw:layer="layout" svg:x1="12.192cm" svg:y1="9.398cm" svg:x2="13.716cm" svg:y2="5.788cm">
          <text:p/>
        </draw:line>
        <draw:line draw:style-name="gr5" draw:text-style-name="P2" draw:layer="layout" svg:x1="16.764cm" svg:y1="9.144cm" svg:x2="14.478cm" svg:y2="5.842cm">
          <text:p/>
        </draw:line>
        <draw:line draw:style-name="gr5" draw:text-style-name="P2" draw:layer="layout" svg:x1="23.114cm" svg:y1="9.398cm" svg:x2="14.986cm" svg:y2="5.588cm">
          <text:p/>
        </draw:line>
        <draw:line draw:style-name="gr5" draw:text-style-name="P2" draw:layer="layout" svg:x1="10.668cm" svg:y1="9.906cm" svg:x2="7.874cm" svg:y2="9.906cm">
          <text:p/>
        </draw:line>
        <draw:line draw:style-name="gr4" draw:text-style-name="P2" draw:layer="layout" svg:x1="19.304cm" svg:y1="9.906cm" svg:x2="22.352cm" svg:y2="9.906cm">
          <text:p/>
        </draw:lin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ive Precomputed Results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Duration of batch buy: 58.609s</text:p>
              </text:list-item>
              <text:list-item>
                <text:p>Query 1→7190.342 ms</text:p>
              </text:list-item>
              <text:list-item>
                <text:p>Query 2→21.953 ms</text:p>
              </text:list-item>
              <text:list-item>
                <text:p>Query 3→6.108 ms</text:p>
              </text:list-item>
              <text:list-item>
                <text:p>Query 4→904874.432 ms</text:p>
              </text:list-item>
              <text:list-item>
                <text:p>Query 5→5719.329 ms</text:p>
              </text:list-item>
              <text:list-item>
                <text:p>Query 6→465.815 m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>
            <draw:text-box>
              <text:p>All five precomuted tables</text:p>
              <text:p>All indexes</text:p>
            </draw:text-box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ries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10">Query 1</text:span></text:p>
                <text:p>SELECT * FROM pcustomer;</text:p>
                <text:p/>
                <text:p><text:s text:c="29"/>QUERY PLAN <text:s text:c="29"/></text:p>
                <text:p>---------------------------------------------------------------------</text:p>
                <text:p><text:s/>Seq Scan on pcustomer <text:s/>(cost=0.00..121341.97 rows=7049597 width=24)</text:p>
                <text:p/>
              </text:list-item>
              <text:list-item>
                <text:p><text:span text:style-name="T10">Query 2</text:span></text:p>
                <text:p>SELECT * FROM pstate;</text:p>
                <text:p/>
                <text:p><text:s text:c="23"/>QUERY PLAN <text:s text:c="23"/></text:p>
                <text:p>---------------------------------------------------------</text:p>
                <text:p><text:s/>Seq Scan on pstate <text:s/>(cost=0.00..67.50 rows=50 width=21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ries (cont)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10">Query 3</text:span></text:p>
                <text:p>SELECT <text:s/>*</text:p>
                <text:p>FROM pcustomer_product</text:p>
                <text:p>WHERE pcustomer_product.customer_name = 'user_1001'</text:p>
                <text:p>ORDER BY dollar_value DESC;</text:p>
                <text:p/>
                <text:p><text:s text:c="53"/>QUERY PLAN <text:s text:c="52"/></text:p>
                <text:p>-----------------------------------------------------------------------------------------------------------</text:p>
                <text:p><text:s/>Sort <text:s/>(cost=544.46..544.96 rows=199 width=38)</text:p>
                <text:p><text:s text:c="3"/>Sort Key: dollar_value</text:p>
                <text:p><text:s text:c="3"/>-&gt; <text:s/>Index Scan using pcustomer_product_cust_name_idx on pcustomer_product <text:s/>(cost=0.00..536.86 rows=199 width=38)</text:p>
                <text:p><text:s text:c="9"/>Index Cond: (customer_name = 'user_1001'::tex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ries (cont)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10">Query 4</text:span></text:p>
                <text:p>SELECT <text:s/>*</text:p>
                <text:p>FROM pcustomer_product</text:p>
                <text:p>ORDER BY dollar_value DESC;</text:p>
                <text:p/>
                <text:p><text:s text:c="37"/>QUERY PLAN <text:s text:c="37"/></text:p>
                <text:p>-------------------------------------------------------------------------------------</text:p>
                <text:p><text:s/>Sort <text:s/>(cost=19989420.10..20164543.66 rows=70049424 width=38)</text:p>
                <text:p><text:s text:c="3"/>Sort Key: dollar_value</text:p>
                <text:p><text:s text:c="3"/>-&gt; <text:s/>Seq Scan on pcustomer_product <text:s/>(cost=0.00..1284240.24 rows=70049424 width=38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ries (cont)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10">Query 5</text:span></text:p>
                <text:p>SELECT *</text:p>
                <text:p>FROM pcategory_state;</text:p>
                <text:p/>
                <text:p><text:s text:c="32"/>QUERY PLAN <text:s text:c="21"/></text:p>
                <text:p>---------------------------------------------------------------</text:p>
                <text:p><text:s/>Seq Scan on pcategory_state <text:s/>(cost=0.00..66399.77 rows=3547077 width=39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ries (cont)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10">Query 6</text:span></text:p>
                <text:p>PERFORM tcat.category_name as top_category, tc.customer_name as top_customer, sum(s.quantity) as quantity_sold, sum(s.price) as dollar_value</text:p>
                <text:p>from sales s</text:p>
                <text:p>inner join (</text:p>
                <text:list>
                  <text:list-header>
                    <text:p>select id as customer_id, customer_name</text:p>
                    <text:p>from pcustomer</text:p>
                    <text:p>order by dollar_value desc</text:p>
                    <text:p>limit 20</text:p>
                  </text:list-header>
                </text:list>
                <text:p>) as tc on s.uid=tc.customer_id</text:p>
                <text:p>inner join products as p on s.pid=p.id</text:p>
                <text:p>inner join (</text:p>
                <text:list>
                  <text:list-header>
                    <text:p>select id as category_id, category_name </text:p>
                    <text:p>from pcategory</text:p>
                    <text:p>order by dollar_value desc</text:p>
                    <text:p>limit 20</text:p>
                  </text:list-header>
                </text:list>
                <text:p>) as tcat on p.cid=tcat.category_id</text:p>
                <text:p>group by tcat.category_name, tc.customer_name</text:p>
                <text:p>order by dollar_value desc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ries (cont)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><text:s text:c="65"/>QUERY PLAN <text:s text:c="66"/></text:p>
                <text:p>-----------------------------------------------------------------------------------------------------------------------------------------------</text:p>
                <text:p><text:s/>Sort <text:s/>(cost=2217.55..2217.55 rows=1 width=34)</text:p>
                <text:p><text:s text:c="3"/>Sort Key: (sum(s.price))</text:p>
                <text:p><text:s text:c="3"/>-&gt; <text:s/>HashAggregate <text:s/>(cost=2217.53..2217.54 rows=1 width=34)</text:p>
                <text:p><text:s text:c="9"/>-&gt; <text:s/>Hash Join <text:s/>(cost=948.91..2217.52 rows=1 width=34)</text:p>
                <text:p><text:s text:c="15"/>Hash Cond: (s.pid = p.id)</text:p>
                <text:p><text:s text:c="15"/>-&gt; <text:s/>Nested Loop <text:s/>(cost=0.00..1267.73 rows=232 width=24)</text:p>
                <text:p><text:s text:c="21"/>-&gt; <text:s/>Limit <text:s/>(cost=0.00..61.85 rows=20 width=20)</text:p>
                <text:p><text:span text:style-name="T10"><text:s text:c="27"/></text:span><text:span text:style-name="T10">-&gt; <text:s/>Index Scan using pcustomer_dollar_value_desc_index on pcustomer <text:s/>(cost=0.00..21801332.60 rows=7049597 width=20)</text:span></text:p>
                <text:p><text:s text:c="21"/>-&gt; <text:s/>Index Scan using sales_uid_idx on sales s <text:s/>(cost=0.00..60.16 rows=12 width=16)</text:p>
                <text:p><text:s text:c="27"/><text:span text:style-name="T10">Index Cond: (uid = pcustomer.id)</text:span></text:p>
                <text:p><text:s text:c="15"/>-&gt; <text:s/>Hash <text:s/>(cost=946.22..946.22 rows=215 width=18)</text:p>
                <text:p><text:s text:c="21"/>-&gt; <text:s/>Nested Loop <text:s/>(cost=4.41..946.22 rows=215 width=18)</text:p>
                <text:p><text:s text:c="27"/>-&gt; <text:s/>Limit <text:s/>(cost=0.00..1.49 rows=20 width=22)</text:p>
                <text:p><text:span text:style-name="T10"><text:s text:c="33"/></text:span><text:span text:style-name="T10">-&gt; <text:s/>Index Scan using pcategory_dollar_value_desc_index on pcategory <text:s/>(cost=0.00..5226.96 rows=69999 width=22)</text:span></text:p>
                <text:p><text:s text:c="27"/>-&gt; <text:s/>Bitmap Heap Scan on products p <text:s/>(cost=4.41..47.12 rows=11 width=8)</text:p>
                <text:p><text:s text:c="33"/>Recheck Cond: (cid = pcategory.id)</text:p>
                <text:p><text:s text:c="33"/>-&gt; <text:s/>Bitmap Index Scan on products_cid_idx <text:s/>(cost=0.00..4.41 rows=11 width=0)</text:p>
                <text:p><text:s text:c="38"/><text:span text:style-name="T10"><text:s/></text:span><text:span text:style-name="T10">Index Cond: (cid = pcategory.id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dexe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CREATE INDEX pcustomer_product_cust_name_idx ON pcustomer_product (customer_name);</text:span></text:p>
                <text:list>
                  <text:list-item>
                    <text:p><text:span text:style-name="T6">Query 3</text:span></text:p>
                  </text:list-item>
                </text:list>
                <text:p><text:span text:style-name="T6">CREATE INDEX sales_pid_idx ON sales (pid);</text:span></text:p>
                <text:list>
                  <text:list-item>
                    <text:p><text:span text:style-name="T6">Query 6</text:span></text:p>
                  </text:list-item>
                </text:list>
                <text:p><text:span text:style-name="T6">CREATE INDEX sales_uid_idx ON sales (uid);</text:span></text:p>
                <text:list>
                  <text:list-item>
                    <text:p><text:span text:style-name="T6">Query 6</text:span></text:p>
                  </text:list-item>
                </text:list>
                <text:p><text:span text:style-name="T6">CREATE INDEX products_cid_idx ON products (cid);</text:span></text:p>
                <text:list>
                  <text:list-item>
                    <text:p><text:span text:style-name="T6">Query 6</text:span></text:p>
                  </text:list-item>
                </text:list>
                <text:p><text:span text:style-name="T6">CREATE INDEX pcustomer_dollar_value_desc_index ON pcustomer (dollar_value DESC);</text:span></text:p>
                <text:list>
                  <text:list-item>
                    <text:p><text:span text:style-name="T6">Query 6</text:span></text:p>
                  </text:list-item>
                </text:list>
                <text:p><text:span text:style-name="T6">CREATE INDEX pcategory_dollar_value_desc_index ON pcategory (dollar_value DESC);</text:span></text:p>
                <text:list>
                  <text:list-item>
                    <text:p><text:span text:style-name="T6">Query 6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rade-off Precomputed Tables</text:p>
          </draw:text-box>
        </draw:frame>
        <draw:frame draw:style-name="gr2" draw:text-style-name="P5" draw:layer="layout" svg:width="5.842cm" svg:height="0.962cm" svg:x="10.922cm" svg:y="17.072cm">
          <draw:text-box>
            <text:p><text:span text:style-name="T7">Product, Customer</text:span></text:p>
          </draw:text-box>
        </draw:frame>
        <draw:frame draw:style-name="gr3" draw:text-style-name="P6" draw:layer="layout" svg:width="6.096cm" svg:height="0.962cm" svg:x="20.32cm" svg:y="13.262cm">
          <draw:text-box>
            <text:p><text:span text:style-name="T8">Product, State</text:span></text:p>
          </draw:text-box>
        </draw:frame>
        <draw:frame draw:style-name="gr2" draw:text-style-name="P7" draw:layer="layout" svg:width="6.858cm" svg:height="0.962cm" svg:x="3.048cm" svg:y="13.262cm">
          <draw:text-box>
            <text:p><text:span text:style-name="T9">Category, Customer</text:span></text:p>
          </draw:text-box>
        </draw:frame>
        <draw:frame draw:style-name="gr2" draw:text-style-name="P6" draw:layer="layout" svg:width="2.032cm" svg:height="0.962cm" svg:x="13.462cm" svg:y="4.826cm">
          <draw:text-box>
            <text:p><text:span text:style-name="T8">All</text:span></text:p>
          </draw:text-box>
        </draw:frame>
        <draw:frame draw:style-name="gr3" draw:text-style-name="P7" draw:layer="layout" svg:width="2.032cm" svg:height="0.962cm" svg:x="22.606cm" svg:y="9.452cm">
          <draw:text-box>
            <text:p><text:span text:style-name="T9">State</text:span></text:p>
          </draw:text-box>
        </draw:frame>
        <draw:frame draw:style-name="gr2" draw:text-style-name="P5" draw:layer="layout" svg:width="3.556cm" svg:height="0.962cm" svg:x="4.826cm" svg:y="9.344cm">
          <draw:text-box>
            <text:p><text:span text:style-name="T7">Category</text:span></text:p>
          </draw:text-box>
        </draw:frame>
        <draw:frame draw:style-name="gr2" draw:text-style-name="P5" draw:layer="layout" svg:width="3.556cm" svg:height="0.962cm" svg:x="16.002cm" svg:y="9.398cm">
          <draw:text-box>
            <text:p><text:span text:style-name="T7">Customer</text:span></text:p>
          </draw:text-box>
        </draw:frame>
        <draw:frame draw:style-name="gr2" draw:text-style-name="P6" draw:layer="layout" svg:width="3.556cm" svg:height="0.962cm" svg:x="10.668cm" svg:y="9.452cm">
          <draw:text-box>
            <text:p><text:span text:style-name="T8">Product</text:span></text:p>
          </draw:text-box>
        </draw:frame>
        <draw:frame draw:style-name="gr2" draw:text-style-name="P5" draw:layer="layout" svg:width="6.858cm" svg:height="0.962cm" svg:x="11.938cm" svg:y="13.462cm">
          <draw:text-box>
            <text:p><text:span text:style-name="T7">State, Category</text:span></text:p>
          </draw:text-box>
        </draw:frame>
        <draw:line draw:style-name="gr4" draw:text-style-name="P2" draw:layer="layout" svg:x1="10.922cm" svg:y1="17.072cm" svg:x2="7.874cm" svg:y2="14.478cm">
          <text:p/>
        </draw:line>
        <draw:line draw:style-name="gr4" draw:text-style-name="P2" draw:layer="layout" svg:x1="6.096cm" svg:y1="13.208cm" svg:x2="6.096cm" svg:y2="10.414cm">
          <text:p/>
        </draw:line>
        <draw:line draw:style-name="gr4" draw:text-style-name="P2" draw:layer="layout" svg:x1="8.636cm" svg:y1="12.954cm" svg:x2="16.764cm" svg:y2="10.36cm">
          <text:p/>
        </draw:line>
        <draw:line draw:style-name="gr4" draw:text-style-name="P2" draw:layer="layout" svg:x1="9.144cm" svg:y1="13.716cm" svg:x2="11.684cm" svg:y2="13.716cm">
          <text:p/>
        </draw:line>
        <draw:line draw:style-name="gr5" draw:text-style-name="P2" draw:layer="layout" svg:x1="20.32cm" svg:y1="13.97cm" svg:x2="17.272cm" svg:y2="13.97cm">
          <text:p/>
        </draw:line>
        <draw:line draw:style-name="gr5" draw:text-style-name="P2" draw:layer="layout" svg:x1="21.082cm" svg:y1="13.208cm" svg:x2="12.7cm" svg:y2="10.414cm">
          <text:p/>
        </draw:line>
        <draw:line draw:style-name="gr5" draw:text-style-name="P2" draw:layer="layout" svg:x1="23.622cm" svg:y1="12.954cm" svg:x2="23.622cm" svg:y2="10.668cm">
          <text:p/>
        </draw:line>
        <draw:line draw:style-name="gr5" draw:text-style-name="P2" draw:layer="layout" svg:x1="16.764cm" svg:y1="17.272cm" svg:x2="21.082cm" svg:y2="14.478cm">
          <text:p/>
        </draw:line>
        <draw:line draw:style-name="gr5" draw:text-style-name="P2" draw:layer="layout" svg:x1="12.446cm" svg:y1="12.954cm" svg:x2="7.874cm" svg:y2="10.668cm">
          <text:p/>
        </draw:line>
        <draw:line draw:style-name="gr5" draw:text-style-name="P2" draw:layer="layout" svg:x1="15.748cm" svg:y1="13.208cm" svg:x2="22.606cm" svg:y2="10.668cm">
          <text:p/>
        </draw:line>
        <draw:line draw:style-name="gr5" draw:text-style-name="P2" draw:layer="layout" svg:x1="7.366cm" svg:y1="8.89cm" svg:x2="13.208cm" svg:y2="5.588cm">
          <text:p/>
        </draw:line>
        <draw:line draw:style-name="gr5" draw:text-style-name="P2" draw:layer="layout" svg:x1="12.192cm" svg:y1="9.398cm" svg:x2="13.716cm" svg:y2="5.788cm">
          <text:p/>
        </draw:line>
        <draw:line draw:style-name="gr5" draw:text-style-name="P2" draw:layer="layout" svg:x1="16.764cm" svg:y1="9.144cm" svg:x2="14.478cm" svg:y2="5.842cm">
          <text:p/>
        </draw:line>
        <draw:line draw:style-name="gr5" draw:text-style-name="P2" draw:layer="layout" svg:x1="23.114cm" svg:y1="9.398cm" svg:x2="14.986cm" svg:y2="5.588cm">
          <text:p/>
        </draw:line>
        <draw:line draw:style-name="gr5" draw:text-style-name="P2" draw:layer="layout" svg:x1="10.668cm" svg:y1="9.906cm" svg:x2="7.874cm" svg:y2="9.906cm">
          <text:p/>
        </draw:line>
        <draw:line draw:style-name="gr4" draw:text-style-name="P2" draw:layer="layout" svg:x1="19.304cm" svg:y1="9.906cm" svg:x2="22.352cm" svg:y2="9.906cm">
          <text:p/>
        </draw:lin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w Query 2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New Query 2 Definition</text:p>
                <text:list>
                  <text:list-item>
                    <text:p>SELECT state_name, sum(quantity_sold), sum(dollar_value) FROM pcategory_state GROUP BY state_name;</text:p>
                  </text:list-item>
                </text:list>
                <text:p/>
                <text:p><text:s text:c="35"/>QUERY PLAN <text:s text:c="34"/></text:p>
                <text:p>-----------------------------------------------------------------------------</text:p>
                <text:p><text:s/>HashAggregate <text:s/>(cost=93002.85..93003.35 rows=50 width=17)</text:p>
                <text:p><text:s text:c="3"/>-&gt; <text:s/>Seq Scan on pcategory_state <text:s/>(cost=0.00..66399.77 rows=3547077 width=17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 text:style-name="P1">All five precomuted tables</text:p>
              <text:p text:style-name="P1">All indexes</text:p>
            </draw:text-box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de-off Precompted Results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4 precomputed tables (pstates and associated trigger removed)</text:p>
              </text:list-item>
              <text:list-item>
                <text:p>Same indexes as naïve precomputed tables</text:p>
              </text:list-item>
              <text:list-item>
                <text:p>Comparison</text:p>
                <text:list>
                  <text:list-item>
                    <text:p>Before:</text:p>
                    <text:list>
                      <text:list-item>
                        <text:p>Duration of batch buy: 58.609s</text:p>
                      </text:list-item>
                      <text:list-item>
                        <text:p>Query 2 →21.953 ms </text:p>
                      </text:list-item>
                    </text:list>
                  </text:list-item>
                  <text:list-item>
                    <text:p>After:</text:p>
                    <text:list>
                      <text:list-item>
                        <text:p>Duration of batch buy: 51.786 s </text:p>
                      </text:list-item>
                      <text:list-item>
                        <text:p>Query 2 →6797.537 ms </text:p>
                      </text:list-item>
                    </text:list>
                  </text:list-item>
                </text:list>
              </text:list-item>
              <text:list-item>
                <text:p>New Query 2 Definition</text:p>
                <text:list>
                  <text:list-item>
                    <text:p>SELECT state_name, sum(quantity_sold), sum(dollar_value) FROM pcategory_state GROUP BY state_name;</text:p>
                  </text:list-item>
                </text:list>
              </text:list-item>
              <text:list-item>
                <text:p>Decrease in batch buy: 6.823 s</text:p>
              </text:list-item>
              <text:list-item>
                <text:p>Increase in query: 6.775 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>
            <draw:text-box>
              <text:p>All five precomuted tables</text:p>
              <text:p>All indexes</text:p>
            </draw:text-box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alytics against the five original tables is impossible given the sheer size of the database</text:p>
                <text:list>
                  <text:list-item>
                    <text:p>Only two queries returned</text:p>
                  </text:list-item>
                  <text:list-item>
                    <text:p>Minimum response of the 2 returned →96s</text:p>
                  </text:list-item>
                  <text:list-item>
                    <text:p>Others killed after 30 min</text:p>
                  </text:list-item>
                </text:list>
              </text:list-item>
              <text:list-item>
                <text:p>Precomputation is necessary for all analytical queries to return in a reasonable time</text:p>
                <text:list>
                  <text:list-item>
                    <text:p>Under 8s response time for most queries</text:p>
                  </text:list-item>
                  <text:list-item>
                    <text:p>Query 4 still questionable → 905s</text:p>
                    <text:list>
                      <text:list-item>
                        <text:p>Sort Method: external merge Disk: 3421640kB → to expedite query, work_mem tuning parameter should be &gt; 3.4G</text:p>
                      </text:list-item>
                    </text:list>
                  </text:list-item>
                </text:list>
              </text:list-item>
              <text:list-item>
                <text:p>Query speed comes with a cost</text:p>
                <text:list>
                  <text:list-item>
                    <text:list>
                      <text:list-item>
                        <text:p>Duration of batch buy: 51.786 s</text:p>
                      </text:list-item>
                      <text:list-item>
                        <text:p>Storage of precomputed tables and associated indexes</text:p>
                      </text:list-item>
                    </text:list>
                  </text:list-item>
                </text:list>
              </text:list-item>
              <text:list-item>
                <text:p>Source</text:p>
                <text:list>
                  <text:list-item>
                    <text:p><text:span text:style-name="T3"><text:a xlink:href="https://github.com/conwaywong/dse201_final/tree/master/final_src" xlink:type="simple">https://github.com/conwaywong/dse201_final/tree/master/final_src</text:a></text:span><text:span text:style-name="T3"> <text:s text:c="2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18:33:35.982775258</meta:creation-date>
    <dc:date>2015-03-20T17:03:24.653551496</dc:date>
    <meta:editing-duration>PT12H40M42S</meta:editing-duration>
    <meta:editing-cycles>81</meta:editing-cycles>
    <meta:generator>LibreOffice/4.2.7.2$Linux_X86_64 LibreOffice_project/420m0$Build-2</meta:generator>
    <meta:document-statistic meta:object-count="199"/>
  </office:meta>
</office:document-meta>
</file>